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72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0.439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9193in"/>
    </style:style>
    <style:style style:name="co7" style:family="table-column">
      <style:table-column-properties fo:break-before="auto" style:column-width="0.3291in"/>
    </style:style>
    <style:style style:name="co8" style:family="table-column">
      <style:table-column-properties fo:break-before="auto" style:column-width="0.3626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<text:s/>index <text:s text:c="3"/>90</text:p>
            <draw:frame table:end-cell-address="Sheet1.AA52" table:end-x="0.2988in" table:end-y="0.1154in" draw:z-index="0" draw:style-name="gr1" svg:width="19.9008in" svg:height="9.1413in" svg:x="0.0547in" svg:y="0.0417in">
              <draw:object draw:notify-on-update-of-ranges="Sheet1.C2:Sheet1.C1077 Sheet1.E1:Sheet1.E1 Sheet1.E2:Sheet1.E107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450">
            <text:p>3450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10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449">
            <text:p>3449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11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461">
            <text:p>3461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13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450">
            <text:p>3450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14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441">
            <text:p>3441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16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439">
            <text:p>3439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17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437">
            <text:p>3437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18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438">
            <text:p>3438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20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432">
            <text:p>3432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21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438">
            <text:p>3438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23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434">
            <text:p>343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24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424">
            <text:p>3424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25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418">
            <text:p>3418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27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418">
            <text:p>3418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28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418">
            <text:p>3418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30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75">
            <text:p>3375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31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09">
            <text:p>3309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32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289">
            <text:p>3289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34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266">
            <text:p>3266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35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31">
            <text:p>3331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37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18">
            <text:p>3318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38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14">
            <text:p>3314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39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30">
            <text:p>333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41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25">
            <text:p>3325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42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42">
            <text:p>3342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44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41">
            <text:p>3341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45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38">
            <text:p>3338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46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46">
            <text:p>3346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48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29">
            <text:p>3329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49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48">
            <text:p>3348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51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49">
            <text:p>3349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52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50">
            <text:p>335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53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51">
            <text:p>3351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55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61">
            <text:p>3361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56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60">
            <text:p>336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58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48">
            <text:p>3348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59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71">
            <text:p>3371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60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61">
            <text:p>3361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62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57">
            <text:p>3357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63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82">
            <text:p>3382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65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72">
            <text:p>3372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66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74">
            <text:p>3374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67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59">
            <text:p>3359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69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74">
            <text:p>337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70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84">
            <text:p>3384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72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64">
            <text:p>3364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73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65">
            <text:p>3365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74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87">
            <text:p>3387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76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70">
            <text:p>3370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77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77">
            <text:p>33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79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90">
            <text:p>339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80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76">
            <text:p>3376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81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83">
            <text:p>338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83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406">
            <text:p>3406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84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73">
            <text:p>3373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86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85">
            <text:p>3385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87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72">
            <text:p>3372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88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75">
            <text:p>3375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90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83">
            <text:p>338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91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91">
            <text:p>3391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93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77">
            <text:p>3377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94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89">
            <text:p>3389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95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88">
            <text:p>3388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97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83">
            <text:p>3383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98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89">
            <text:p>3389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00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72">
            <text:p>3372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01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69">
            <text:p>3369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02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78">
            <text:p>3378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04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79">
            <text:p>3379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05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90">
            <text:p>3390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07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72">
            <text:p>3372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08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74">
            <text:p>3374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09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78">
            <text:p>3378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11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64">
            <text:p>336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12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67">
            <text:p>3367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14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88">
            <text:p>3388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15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387">
            <text:p>338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3"/>86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2232">
            <text:p>223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142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1431">
            <text:p>143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198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1357">
            <text:p>1357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54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1556">
            <text:p>1556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10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2487">
            <text:p>2487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66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708">
            <text:p>708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22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1162">
            <text:p>116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78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1105">
            <text:p>110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34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869">
            <text:p>869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90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656">
            <text:p>656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46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2">
            <text:p>40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02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165">
            <text:p>16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58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04">
            <text:p>40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14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3870">
            <text:p>387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70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3673">
            <text:p>3673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26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3657">
            <text:p>3657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82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3506">
            <text:p>3506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038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3516">
            <text:p>3516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094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3490">
            <text:p>349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150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3506">
            <text:p>3506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100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1970">
            <text:p>197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156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1365">
            <text:p>136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12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1405">
            <text:p>140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68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1631">
            <text:p>1631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324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3302">
            <text:p>3302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380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930">
            <text:p>93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436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1155">
            <text:p>115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492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1071">
            <text:p>1071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548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790">
            <text:p>79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604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582">
            <text:p>582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660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343">
            <text:p>34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716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87">
            <text:p>87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772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11">
            <text:p>4011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828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3777">
            <text:p>3777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884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3724">
            <text:p>3724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940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3591">
            <text:p>3591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996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3537">
            <text:p>3537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052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3507">
            <text:p>3507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108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3503">
            <text:p>350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128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1566">
            <text:p>1566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184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1342">
            <text:p>1342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240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1490">
            <text:p>149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296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1873">
            <text:p>187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352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42">
            <text:p>442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408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1053">
            <text:p>105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464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1110">
            <text:p>111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520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928">
            <text:p>928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576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699">
            <text:p>699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632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64">
            <text:p>464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688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231">
            <text:p>231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744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61">
            <text:p>4061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800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3879">
            <text:p>3879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856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3747">
            <text:p>3747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912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3631">
            <text:p>3631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968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3585">
            <text:p>358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/>1024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3503">
            <text:p>350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/>1080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3490">
            <text:p>349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/>1136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3488">
            <text:p>3488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3"/>8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4">
            <text:p>3394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10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4">
            <text:p>3384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11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9">
            <text:p>3389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13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3">
            <text:p>3393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14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4">
            <text:p>3394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15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400">
            <text:p>340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17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6">
            <text:p>3386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18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4">
            <text:p>3384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20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400">
            <text:p>3400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21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2">
            <text:p>3382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22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9">
            <text:p>3399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24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7">
            <text:p>3387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25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415">
            <text:p>3415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27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5">
            <text:p>338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28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7">
            <text:p>3397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29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1">
            <text:p>3391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31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3">
            <text:p>3393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32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2">
            <text:p>3392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34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424">
            <text:p>3424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35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4">
            <text:p>3384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36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3">
            <text:p>3383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38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4">
            <text:p>3384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39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1">
            <text:p>3391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41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8">
            <text:p>3388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42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0">
            <text:p>3380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43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6">
            <text:p>3396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45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0">
            <text:p>339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46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0">
            <text:p>338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48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6">
            <text:p>3396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49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1">
            <text:p>3391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50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402">
            <text:p>3402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52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6">
            <text:p>3386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53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2">
            <text:p>3392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55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400">
            <text:p>340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56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3">
            <text:p>338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57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7">
            <text:p>3397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59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1">
            <text:p>3391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60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3">
            <text:p>3383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62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9">
            <text:p>3399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63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0">
            <text:p>339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64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9">
            <text:p>3399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66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9">
            <text:p>3389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67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7">
            <text:p>3387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69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5">
            <text:p>3395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70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4">
            <text:p>3394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71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3">
            <text:p>3383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73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404">
            <text:p>3404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74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7">
            <text:p>3397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76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5">
            <text:p>3395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77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79">
            <text:p>3379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78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6">
            <text:p>3386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80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1">
            <text:p>3391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81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413">
            <text:p>3413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83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2">
            <text:p>3382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84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1">
            <text:p>3381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85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2">
            <text:p>3392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87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410">
            <text:p>3410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88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5">
            <text:p>339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90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3">
            <text:p>339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91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410">
            <text:p>341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92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5">
            <text:p>3395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94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5">
            <text:p>339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95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5">
            <text:p>338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97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3">
            <text:p>3383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98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3">
            <text:p>3383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99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403">
            <text:p>3403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/>101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3">
            <text:p>339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/>102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416">
            <text:p>3416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/>104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5">
            <text:p>3395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05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73">
            <text:p>3373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/>106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1">
            <text:p>3381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/>108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1">
            <text:p>3391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/>109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1">
            <text:p>3391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11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4">
            <text:p>3394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/>112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8">
            <text:p>3388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/>113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87">
            <text:p>3387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/>115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394">
            <text:p>3394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3"/>8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755">
            <text:p>1755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3"/>9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809">
            <text:p>1809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11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820">
            <text:p>182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12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740">
            <text:p>174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14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732">
            <text:p>1732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15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767">
            <text:p>1767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16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727">
            <text:p>1727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18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763">
            <text:p>1763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19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748">
            <text:p>1748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21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741">
            <text:p>1741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22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755">
            <text:p>175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23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730">
            <text:p>173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25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751">
            <text:p>1751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26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719">
            <text:p>1719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8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710">
            <text:p>171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9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246">
            <text:p>1246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30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068">
            <text:p>1068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32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138">
            <text:p>113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33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218">
            <text:p>1218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35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46">
            <text:p>1346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36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54">
            <text:p>1354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37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66">
            <text:p>1366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9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06">
            <text:p>1306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0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51">
            <text:p>1351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42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08">
            <text:p>1308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43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05">
            <text:p>130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44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15">
            <text:p>131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46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20">
            <text:p>132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47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25">
            <text:p>1325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49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08">
            <text:p>130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0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10">
            <text:p>131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1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280">
            <text:p>1280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53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35">
            <text:p>1335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54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08">
            <text:p>130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56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38">
            <text:p>1338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57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08">
            <text:p>1308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58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278">
            <text:p>1278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60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286">
            <text:p>1286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1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20">
            <text:p>132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3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287">
            <text:p>1287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64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13">
            <text:p>1313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65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05">
            <text:p>130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67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298">
            <text:p>1298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68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29">
            <text:p>1329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70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12">
            <text:p>1312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71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37">
            <text:p>1337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2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24">
            <text:p>132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4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282">
            <text:p>1282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75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20">
            <text:p>1320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77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13">
            <text:p>1313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78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19">
            <text:p>1319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79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48">
            <text:p>1348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81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286">
            <text:p>1286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82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38">
            <text:p>133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4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33">
            <text:p>1333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5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278">
            <text:p>1278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86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21">
            <text:p>1321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88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29">
            <text:p>1329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89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04">
            <text:p>1304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91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16">
            <text:p>1316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92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36">
            <text:p>1336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93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14">
            <text:p>1314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5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22">
            <text:p>132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6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58">
            <text:p>1358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98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23">
            <text:p>1323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99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47">
            <text:p>1347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00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53">
            <text:p>135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/>102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59">
            <text:p>1359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/>103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39">
            <text:p>1339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05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46">
            <text:p>1346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06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52">
            <text:p>135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07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68">
            <text:p>1368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09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35">
            <text:p>1335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10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52">
            <text:p>1352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12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52">
            <text:p>1352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/>113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47">
            <text:p>1347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/>114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79">
            <text:p>1379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114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1752">
            <text:p>1752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170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1346">
            <text:p>1346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226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1450">
            <text:p>145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282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1689">
            <text:p>1689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338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41">
            <text:p>4041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394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1014">
            <text:p>1014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450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1130">
            <text:p>113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506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999">
            <text:p>999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562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723">
            <text:p>72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618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513">
            <text:p>51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674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285">
            <text:p>28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730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71">
            <text:p>71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786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3912">
            <text:p>3912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842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3777">
            <text:p>3777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898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3658">
            <text:p>3658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954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3576">
            <text:p>3576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/>1010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3549">
            <text:p>3549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/>1066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3481">
            <text:p>3481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/>1122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3482">
            <text:p>3482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3"/>9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f 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<text:s/>index <text:s text:c="2"/>10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f 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<text:s/>index <text:s text:c="2"/>11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f </text:p>
          </table:table-cell>
          <table:table-cell office:value-type="string">
            <text:p><text:s text:c="2"/>d </text:p>
          </table:table-cell>
        </table:table-row>
        <table:table-row table:style-name="ro1">
          <table:table-cell office:value-type="string">
            <text:p><text:s/>index <text:s text:c="2"/>13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14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e </text:p>
          </table:table-cell>
          <table:table-cell office:value-type="string">
            <text:p><text:s/>3b </text:p>
          </table:table-cell>
        </table:table-row>
        <table:table-row table:style-name="ro1">
          <table:table-cell office:value-type="string">
            <text:p><text:s/>index <text:s text:c="2"/>16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e 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<text:s/>index <text:s text:c="2"/>17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e 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<text:s/>index <text:s text:c="2"/>18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 text:c="2"/>20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21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d </text:p>
          </table:table-cell>
          <table:table-cell office:value-type="string">
            <text:p><text:s/>3b </text:p>
          </table:table-cell>
        </table:table-row>
        <table:table-row table:style-name="ro1">
          <table:table-cell office:value-type="string">
            <text:p><text:s/>index <text:s text:c="2"/>23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d </text:p>
          </table:table-cell>
          <table:table-cell office:value-type="string">
            <text:p><text:s/>3a </text:p>
          </table:table-cell>
        </table:table-row>
        <table:table-row table:style-name="ro1">
          <table:table-cell office:value-type="string">
            <text:p><text:s/>index <text:s text:c="2"/>24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e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25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2d </text:p>
          </table:table-cell>
        </table:table-row>
        <table:table-row table:style-name="ro1">
          <table:table-cell office:value-type="string">
            <text:p><text:s/>index <text:s text:c="2"/>27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d </text:p>
          </table:table-cell>
          <table:table-cell office:value-type="string">
            <text:p><text:s text:c="2"/>e </text:p>
          </table:table-cell>
        </table:table-row>
        <table:table-row table:style-name="ro1">
          <table:table-cell office:value-type="string">
            <text:p><text:s/>index <text:s text:c="2"/>28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c </text:p>
          </table:table-cell>
          <table:table-cell office:value-type="string">
            <text:p><text:s/>3b </text:p>
          </table:table-cell>
        </table:table-row>
        <table:table-row table:style-name="ro1">
          <table:table-cell office:value-type="string">
            <text:p><text:s/>index <text:s text:c="2"/>30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b </text:p>
          </table:table-cell>
          <table:table-cell office:value-type="string">
            <text:p><text:s/>2f </text:p>
          </table:table-cell>
        </table:table-row>
        <table:table-row table:style-name="ro1">
          <table:table-cell office:value-type="string">
            <text:p><text:s/>index <text:s text:c="2"/>31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a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2"/>32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<text:s/>3c </text:p>
          </table:table-cell>
        </table:table-row>
        <table:table-row table:style-name="ro1">
          <table:table-cell office:value-type="string">
            <text:p><text:s/>index <text:s text:c="2"/>34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a 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<text:s/>index <text:s text:c="2"/>35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a 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<text:s/>index <text:s text:c="2"/>37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a 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<text:s/>index <text:s text:c="2"/>38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a </text:p>
          </table:table-cell>
          <table:table-cell office:value-type="string">
            <text:p><text:s text:c="2"/>f </text:p>
          </table:table-cell>
        </table:table-row>
        <table:table-row table:style-name="ro1">
          <table:table-cell office:value-type="string">
            <text:p><text:s/>index <text:s text:c="2"/>39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a </text:p>
          </table:table-cell>
          <table:table-cell office:value-type="string">
            <text:p><text:s/>1a </text:p>
          </table:table-cell>
        </table:table-row>
        <table:table-row table:style-name="ro1">
          <table:table-cell office:value-type="string">
            <text:p><text:s/>index <text:s text:c="2"/>41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a </text:p>
          </table:table-cell>
          <table:table-cell office:value-type="string">
            <text:p><text:s/>2f </text:p>
          </table:table-cell>
        </table:table-row>
        <table:table-row table:style-name="ro1">
          <table:table-cell office:value-type="string">
            <text:p><text:s/>index <text:s text:c="2"/>42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a 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 text:c="2"/>44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a 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<text:s/>index <text:s text:c="2"/>45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b </text:p>
          </table:table-cell>
          <table:table-cell office:value-type="string">
            <text:p><text:s text:c="2"/>f </text:p>
          </table:table-cell>
        </table:table-row>
        <table:table-row table:style-name="ro1">
          <table:table-cell office:value-type="string">
            <text:p><text:s/>index <text:s text:c="2"/>46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a </text:p>
          </table:table-cell>
          <table:table-cell office:value-type="string">
            <text:p><text:s/>3e </text:p>
          </table:table-cell>
        </table:table-row>
        <table:table-row table:style-name="ro1">
          <table:table-cell office:value-type="string">
            <text:p><text:s/>index <text:s text:c="2"/>48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b </text:p>
          </table:table-cell>
          <table:table-cell office:value-type="string">
            <text:p><text:s/>1a </text:p>
          </table:table-cell>
        </table:table-row>
        <table:table-row table:style-name="ro1">
          <table:table-cell office:value-type="string">
            <text:p><text:s/>index <text:s text:c="2"/>49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b </text:p>
          </table:table-cell>
          <table:table-cell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51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c </text:p>
          </table:table-cell>
          <table:table-cell office:value-type="string">
            <text:p><text:s/>1e </text:p>
          </table:table-cell>
        </table:table-row>
        <table:table-row table:style-name="ro1">
          <table:table-cell office:value-type="string">
            <text:p><text:s/>index <text:s text:c="2"/>52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c </text:p>
          </table:table-cell>
          <table:table-cell office:value-type="string">
            <text:p><text:s/>3d </text:p>
          </table:table-cell>
        </table:table-row>
        <table:table-row table:style-name="ro1">
          <table:table-cell office:value-type="string">
            <text:p><text:s/>index <text:s text:c="2"/>53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d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55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e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56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e </text:p>
          </table:table-cell>
          <table:table-cell office:value-type="string">
            <text:p><text:s/>3c </text:p>
          </table:table-cell>
        </table:table-row>
        <table:table-row table:style-name="ro1">
          <table:table-cell office:value-type="string">
            <text:p><text:s/>index <text:s text:c="2"/>58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f </text:p>
          </table:table-cell>
          <table:table-cell office:value-type="string">
            <text:p><text:s text:c="2"/>a </text:p>
          </table:table-cell>
        </table:table-row>
        <table:table-row table:style-name="ro1">
          <table:table-cell office:value-type="string">
            <text:p><text:s/>index <text:s text:c="2"/>59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0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<text:s/>2b </text:p>
          </table:table-cell>
        </table:table-row>
        <table:table-row table:style-name="ro1">
          <table:table-cell office:value-type="string">
            <text:p><text:s/>index <text:s text:c="2"/>62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<text:s/>3a </text:p>
          </table:table-cell>
        </table:table-row>
        <table:table-row table:style-name="ro1">
          <table:table-cell office:value-type="string">
            <text:p><text:s/>index <text:s text:c="2"/>63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5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<text:s/>3c </text:p>
          </table:table-cell>
        </table:table-row>
        <table:table-row table:style-name="ro1">
          <table:table-cell office:value-type="string">
            <text:p><text:s/>index <text:s text:c="2"/>66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67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<text:s/>index <text:s text:c="2"/>69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70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<text:s/>2d </text:p>
          </table:table-cell>
        </table:table-row>
        <table:table-row table:style-name="ro1">
          <table:table-cell office:value-type="string">
            <text:p><text:s/>index <text:s text:c="2"/>72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<text:s/>index <text:s text:c="2"/>73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2"/>74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<text:s/>3b </text:p>
          </table:table-cell>
        </table:table-row>
        <table:table-row table:style-name="ro1">
          <table:table-cell office:value-type="string">
            <text:p><text:s/>index <text:s text:c="2"/>76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<text:s/>2e </text:p>
          </table:table-cell>
        </table:table-row>
        <table:table-row table:style-name="ro1">
          <table:table-cell office:value-type="string">
            <text:p><text:s/>index <text:s text:c="2"/>77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<text:s/>index <text:s text:c="2"/>79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 text:c="2"/>80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81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83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<text:s/>index <text:s text:c="2"/>84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86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<text:s text:c="2"/>e </text:p>
          </table:table-cell>
        </table:table-row>
        <table:table-row table:style-name="ro1">
          <table:table-cell office:value-type="string">
            <text:p><text:s/>index <text:s text:c="2"/>87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<text:s/>index <text:s text:c="2"/>88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 text:c="2"/>90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91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93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<text:s/>1e </text:p>
          </table:table-cell>
        </table:table-row>
        <table:table-row table:style-name="ro1">
          <table:table-cell office:value-type="string">
            <text:p><text:s/>index <text:s text:c="2"/>94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95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f 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<text:s/>index <text:s text:c="2"/>97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<text:s text:c="2"/>b </text:p>
          </table:table-cell>
        </table:table-row>
        <table:table-row table:style-name="ro1">
          <table:table-cell office:value-type="string">
            <text:p><text:s/>index <text:s text:c="2"/>98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/>100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<text:s text:c="2"/>b </text:p>
          </table:table-cell>
        </table:table-row>
        <table:table-row table:style-name="ro1">
          <table:table-cell office:value-type="string">
            <text:p><text:s/>index <text:s/>101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f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02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f </text:p>
          </table:table-cell>
          <table:table-cell office:value-type="string">
            <text:p><text:s/>2b </text:p>
          </table:table-cell>
        </table:table-row>
        <table:table-row table:style-name="ro1">
          <table:table-cell office:value-type="string">
            <text:p><text:s/>index <text:s/>104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f 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<text:s/>index <text:s/>105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f 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/>107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<text:s/>index <text:s/>108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/>109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f 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<text:s/>index <text:s/>111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12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14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f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15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2f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3"/>8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175">
            <text:p>1175</text:p>
          </table:table-cell>
          <table:table-cell office:value-type="string">
            <text:p><text:s/>hex stream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<text:s/>1a </text:p>
          </table:table-cell>
        </table:table-row>
        <table:table-row table:style-name="ro1">
          <table:table-cell office:value-type="string">
            <text:p><text:s/>index <text:s text:c="3"/>9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239">
            <text:p>1239</text:p>
          </table:table-cell>
          <table:table-cell office:value-type="string">
            <text:p><text:s/>hex stream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<text:s/>1d </text:p>
          </table:table-cell>
        </table:table-row>
        <table:table-row table:style-name="ro1">
          <table:table-cell office:value-type="string">
            <text:p><text:s/>index <text:s text:c="2"/>10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242">
            <text:p>1242</text:p>
          </table:table-cell>
          <table:table-cell office:value-type="string">
            <text:p><text:s/>hex stream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<text:s text:c="2"/>d </text:p>
          </table:table-cell>
        </table:table-row>
        <table:table-row table:style-name="ro1">
          <table:table-cell office:value-type="string">
            <text:p><text:s/>index <text:s text:c="2"/>12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259">
            <text:p>1259</text:p>
          </table:table-cell>
          <table:table-cell office:value-type="string">
            <text:p><text:s/>hex stream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<text:s text:c="2"/>a </text:p>
          </table:table-cell>
        </table:table-row>
        <table:table-row table:style-name="ro1">
          <table:table-cell office:value-type="string">
            <text:p><text:s/>index <text:s text:c="2"/>13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249">
            <text:p>1249</text:p>
          </table:table-cell>
          <table:table-cell office:value-type="string">
            <text:p><text:s/>hex stream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<text:s/>1b </text:p>
          </table:table-cell>
        </table:table-row>
        <table:table-row table:style-name="ro1">
          <table:table-cell office:value-type="string">
            <text:p><text:s/>index <text:s text:c="2"/>15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287">
            <text:p>1287</text:p>
          </table:table-cell>
          <table:table-cell office:value-type="string">
            <text:p><text:s/>hex stream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<text:s/>index <text:s text:c="2"/>16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259">
            <text:p>1259</text:p>
          </table:table-cell>
          <table:table-cell office:value-type="string">
            <text:p><text:s/>hex stream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<text:s text:c="2"/>e </text:p>
          </table:table-cell>
        </table:table-row>
        <table:table-row table:style-name="ro1">
          <table:table-cell office:value-type="string">
            <text:p><text:s/>index <text:s text:c="2"/>17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243">
            <text:p>1243</text:p>
          </table:table-cell>
          <table:table-cell office:value-type="string">
            <text:p><text:s/>hex stream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<text:s/>index <text:s text:c="2"/>19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288">
            <text:p>1288</text:p>
          </table:table-cell>
          <table:table-cell office:value-type="string">
            <text:p><text:s/>hex stream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<text:s/>1d </text:p>
          </table:table-cell>
        </table:table-row>
        <table:table-row table:style-name="ro1">
          <table:table-cell office:value-type="string">
            <text:p><text:s/>index <text:s text:c="2"/>20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240">
            <text:p>1240</text:p>
          </table:table-cell>
          <table:table-cell office:value-type="string">
            <text:p><text:s/>hex stream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<text:s/>index <text:s text:c="2"/>22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284">
            <text:p>1284</text:p>
          </table:table-cell>
          <table:table-cell office:value-type="string">
            <text:p><text:s/>hex stream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<text:s/>index <text:s text:c="2"/>23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244">
            <text:p>1244</text:p>
          </table:table-cell>
          <table:table-cell office:value-type="string">
            <text:p><text:s/>hex stream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<text:s text:c="2"/>d </text:p>
          </table:table-cell>
        </table:table-row>
        <table:table-row table:style-name="ro1">
          <table:table-cell office:value-type="string">
            <text:p><text:s/>index <text:s text:c="2"/>24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268">
            <text:p>1268</text:p>
          </table:table-cell>
          <table:table-cell office:value-type="string">
            <text:p><text:s/>hex stream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<text:s text:c="2"/>f </text:p>
          </table:table-cell>
        </table:table-row>
        <table:table-row table:style-name="ro1">
          <table:table-cell office:value-type="string">
            <text:p><text:s/>index <text:s text:c="2"/>26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244">
            <text:p>1244</text:p>
          </table:table-cell>
          <table:table-cell office:value-type="string">
            <text:p><text:s/>hex stream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<text:s/>index <text:s text:c="2"/>27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264">
            <text:p>1264</text:p>
          </table:table-cell>
          <table:table-cell office:value-type="string">
            <text:p><text:s/>hex stream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29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080">
            <text:p>1080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<text:s/>3d </text:p>
          </table:table-cell>
        </table:table-row>
        <table:table-row table:style-name="ro1">
          <table:table-cell office:value-type="string">
            <text:p><text:s/>index <text:s text:c="2"/>30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78">
            <text:p>778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d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31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35">
            <text:p>635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c 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<text:s/>index <text:s text:c="2"/>33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15">
            <text:p>615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d </text:p>
          </table:table-cell>
          <table:table-cell office:value-type="string">
            <text:p><text:s/>1d </text:p>
          </table:table-cell>
        </table:table-row>
        <table:table-row table:style-name="ro1">
          <table:table-cell office:value-type="string">
            <text:p><text:s/>index <text:s text:c="2"/>34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46">
            <text:p>646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d 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36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55">
            <text:p>655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37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92">
            <text:p>692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string">
            <text:p><text:s/>1f </text:p>
          </table:table-cell>
        </table:table-row>
        <table:table-row table:style-name="ro1">
          <table:table-cell office:value-type="string">
            <text:p><text:s/>index <text:s text:c="2"/>38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06">
            <text:p>706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index <text:s text:c="2"/>40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30">
            <text:p>730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<text:s/>index <text:s text:c="2"/>41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98">
            <text:p>698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string">
            <text:p><text:s/>1e </text:p>
          </table:table-cell>
        </table:table-row>
        <table:table-row table:style-name="ro1">
          <table:table-cell office:value-type="string">
            <text:p><text:s/>index <text:s text:c="2"/>43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20">
            <text:p>720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 text:c="2"/>44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64">
            <text:p>664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string">
            <text:p><text:s text:c="2"/>b </text:p>
          </table:table-cell>
        </table:table-row>
        <table:table-row table:style-name="ro1">
          <table:table-cell office:value-type="string">
            <text:p><text:s/>index <text:s text:c="2"/>45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15">
            <text:p>715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f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47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82">
            <text:p>682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<text:s/>index <text:s text:c="2"/>48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17">
            <text:p>717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d </text:p>
          </table:table-cell>
          <table:table-cell office:value-type="string">
            <text:p><text:s/>3b </text:p>
          </table:table-cell>
        </table:table-row>
        <table:table-row table:style-name="ro1">
          <table:table-cell office:value-type="string">
            <text:p><text:s/>index <text:s text:c="2"/>50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97">
            <text:p>697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d </text:p>
          </table:table-cell>
          <table:table-cell office:value-type="string">
            <text:p><text:s/>3c </text:p>
          </table:table-cell>
        </table:table-row>
        <table:table-row table:style-name="ro1">
          <table:table-cell office:value-type="string">
            <text:p><text:s/>index <text:s text:c="2"/>51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07">
            <text:p>707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52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31">
            <text:p>731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<text:s/>index <text:s text:c="2"/>54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19">
            <text:p>719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55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08">
            <text:p>708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f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57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16">
            <text:p>716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 text:c="2"/>58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09">
            <text:p>709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<text:s/>index <text:s text:c="2"/>59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08">
            <text:p>708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string">
            <text:p><text:s text:c="2"/>e </text:p>
          </table:table-cell>
        </table:table-row>
        <table:table-row table:style-name="ro1">
          <table:table-cell office:value-type="string">
            <text:p><text:s/>index <text:s text:c="2"/>61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12">
            <text:p>712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<text:s/>index <text:s text:c="2"/>62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22">
            <text:p>722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d </text:p>
          </table:table-cell>
          <table:table-cell office:value-type="string">
            <text:p><text:s/>3b </text:p>
          </table:table-cell>
        </table:table-row>
        <table:table-row table:style-name="ro1">
          <table:table-cell office:value-type="string">
            <text:p><text:s/>index <text:s text:c="2"/>64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21">
            <text:p>721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index <text:s text:c="2"/>65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34">
            <text:p>734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string">
            <text:p><text:s/>1b </text:p>
          </table:table-cell>
        </table:table-row>
        <table:table-row table:style-name="ro1">
          <table:table-cell office:value-type="string">
            <text:p><text:s/>index <text:s text:c="2"/>66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01">
            <text:p>701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/>index <text:s text:c="2"/>68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23">
            <text:p>723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string">
            <text:p><text:s text:c="2"/>e </text:p>
          </table:table-cell>
        </table:table-row>
        <table:table-row table:style-name="ro1">
          <table:table-cell office:value-type="string">
            <text:p><text:s/>index <text:s text:c="2"/>69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20">
            <text:p>720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71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17">
            <text:p>717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d 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<text:s/>index <text:s text:c="2"/>72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37">
            <text:p>737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73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22">
            <text:p>722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d </text:p>
          </table:table-cell>
          <table:table-cell office:value-type="string">
            <text:p><text:s/>3b </text:p>
          </table:table-cell>
        </table:table-row>
        <table:table-row table:style-name="ro1">
          <table:table-cell office:value-type="string">
            <text:p><text:s/>index <text:s text:c="2"/>75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11">
            <text:p>711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d 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<text:s/>index <text:s text:c="2"/>76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16">
            <text:p>716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string">
            <text:p><text:s/>2e </text:p>
          </table:table-cell>
        </table:table-row>
        <table:table-row table:style-name="ro1">
          <table:table-cell office:value-type="string">
            <text:p><text:s/>index <text:s text:c="2"/>78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02">
            <text:p>702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<text:s/>3e </text:p>
          </table:table-cell>
        </table:table-row>
        <table:table-row table:style-name="ro1">
          <table:table-cell office:value-type="string">
            <text:p><text:s/>index <text:s text:c="2"/>79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64">
            <text:p>664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<text:s/>index <text:s text:c="2"/>80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57">
            <text:p>757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 text:c="2"/>82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99">
            <text:p>699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<text:s/>index <text:s text:c="2"/>83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04">
            <text:p>704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string">
            <text:p><text:s text:c="2"/>f </text:p>
          </table:table-cell>
        </table:table-row>
        <table:table-row table:style-name="ro1">
          <table:table-cell office:value-type="string">
            <text:p><text:s/>index <text:s text:c="2"/>85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45">
            <text:p>745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6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75">
            <text:p>675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<text:s/>index <text:s text:c="2"/>87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03">
            <text:p>703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<text:s/>index <text:s text:c="2"/>89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16">
            <text:p>716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 text:c="2"/>90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02">
            <text:p>702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f </text:p>
          </table:table-cell>
          <table:table-cell office:value-type="string">
            <text:p><text:s text:c="2"/>e </text:p>
          </table:table-cell>
        </table:table-row>
        <table:table-row table:style-name="ro1">
          <table:table-cell office:value-type="string">
            <text:p><text:s/>index <text:s text:c="2"/>92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59">
            <text:p>759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<text:s/>index <text:s text:c="2"/>93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12">
            <text:p>712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string">
            <text:p><text:s/>1b </text:p>
          </table:table-cell>
        </table:table-row>
        <table:table-row table:style-name="ro1">
          <table:table-cell office:value-type="string">
            <text:p><text:s/>index <text:s text:c="2"/>94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87">
            <text:p>687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f </text:p>
          </table:table-cell>
          <table:table-cell office:value-type="string">
            <text:p><text:s/>1b </text:p>
          </table:table-cell>
        </table:table-row>
        <table:table-row table:style-name="ro1">
          <table:table-cell office:value-type="string">
            <text:p><text:s/>index <text:s text:c="2"/>96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98">
            <text:p>698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f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<text:s/>index <text:s text:c="2"/>97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04">
            <text:p>704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 text:c="2"/>99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69">
            <text:p>669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<text:s/>index <text:s/>100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10">
            <text:p>710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/>101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02">
            <text:p>702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string">
            <text:p><text:s/>1b </text:p>
          </table:table-cell>
        </table:table-row>
        <table:table-row table:style-name="ro1">
          <table:table-cell office:value-type="string">
            <text:p><text:s/>index <text:s/>103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58">
            <text:p>658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string">
            <text:p><text:s/>2b </text:p>
          </table:table-cell>
        </table:table-row>
        <table:table-row table:style-name="ro1">
          <table:table-cell office:value-type="string">
            <text:p><text:s/>index <text:s/>104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18">
            <text:p>718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string">
            <text:p><text:s/>2d </text:p>
          </table:table-cell>
        </table:table-row>
        <table:table-row table:style-name="ro1">
          <table:table-cell office:value-type="string">
            <text:p><text:s/>index <text:s/>106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37">
            <text:p>637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<text:s/>index <text:s/>107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00">
            <text:p>700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f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/>108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72">
            <text:p>672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string">
            <text:p><text:s/>2d </text:p>
          </table:table-cell>
        </table:table-row>
        <table:table-row table:style-name="ro1">
          <table:table-cell office:value-type="string">
            <text:p><text:s/>index <text:s/>110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87">
            <text:p>687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/>111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84">
            <text:p>684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string">
            <text:p><text:s/>3a </text:p>
          </table:table-cell>
        </table:table-row>
        <table:table-row table:style-name="ro1">
          <table:table-cell office:value-type="string">
            <text:p><text:s/>index <text:s/>113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92">
            <text:p>692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e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14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73">
            <text:p>673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f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3"/>8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table:number-columns-repeated="2" office:value-type="string">
            <text:p><text:s/>1b </text:p>
          </table:table-cell>
        </table:table-row>
        <table:table-row table:style-name="ro1">
          <table:table-cell office:value-type="string">
            <text:p><text:s/>index <text:s text:c="3"/>9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string">
            <text:p><text:s/>1c 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<text:s/>index <text:s text:c="2"/>11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table:number-columns-repeated="2"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12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string">
            <text:p><text:s/>1b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13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string">
            <text:p><text:s/>1b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15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string">
            <text:p><text:s/>1b 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<text:s/>index <text:s text:c="2"/>16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string">
            <text:p><text:s/>1a </text:p>
          </table:table-cell>
          <table:table-cell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18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string">
            <text:p><text:s/>1b 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<text:s/>index <text:s text:c="2"/>19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string">
            <text:p><text:s/>1b 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20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string">
            <text:p><text:s/>1b </text:p>
          </table:table-cell>
          <table:table-cell office:value-type="string">
            <text:p><text:s text:c="2"/>d </text:p>
          </table:table-cell>
        </table:table-row>
        <table:table-row table:style-name="ro1">
          <table:table-cell office:value-type="string">
            <text:p><text:s/>index <text:s text:c="2"/>22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table:number-columns-repeated="2" office:value-type="string">
            <text:p><text:s/>1b </text:p>
          </table:table-cell>
        </table:table-row>
        <table:table-row table:style-name="ro1">
          <table:table-cell office:value-type="string">
            <text:p><text:s/>index <text:s text:c="2"/>23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string">
            <text:p><text:s/>1b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25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string">
            <text:p><text:s/>1b 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 text:c="2"/>26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string">
            <text:p><text:s/>1a 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 text:c="2"/>27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string">
            <text:p><text:s/>1a </text:p>
          </table:table-cell>
          <table:table-cell office:value-type="string">
            <text:p><text:s/>2e </text:p>
          </table:table-cell>
        </table:table-row>
        <table:table-row table:style-name="ro1">
          <table:table-cell office:value-type="string">
            <text:p><text:s/>index <text:s text:c="2"/>29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3">
            <text:p>13</text:p>
          </table:table-cell>
          <table:table-cell office:value-type="string">
            <text:p><text:s/>1e </text:p>
          </table:table-cell>
        </table:table-row>
        <table:table-row table:style-name="ro1">
          <table:table-cell office:value-type="string">
            <text:p><text:s/>index <text:s text:c="2"/>30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0">
            <text:p>10</text:p>
          </table:table-cell>
          <table:table-cell office:value-type="string">
            <text:p><text:s/>2c </text:p>
          </table:table-cell>
        </table:table-row>
        <table:table-row table:style-name="ro1">
          <table:table-cell office:value-type="string">
            <text:p><text:s/>index <text:s text:c="2"/>32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<text:s/>index <text:s text:c="2"/>33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34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36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5">
            <text:p>15</text:p>
          </table:table-cell>
          <table:table-cell office:value-type="string">
            <text:p><text:s text:c="2"/>a </text:p>
          </table:table-cell>
        </table:table-row>
        <table:table-row table:style-name="ro1">
          <table:table-cell office:value-type="string">
            <text:p><text:s/>index <text:s text:c="2"/>37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39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string">
            <text:p><text:s/>1a </text:p>
          </table:table-cell>
        </table:table-row>
        <table:table-row table:style-name="ro1">
          <table:table-cell office:value-type="string">
            <text:p><text:s/>index <text:s text:c="2"/>40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2"/>41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43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<text:s/>index <text:s text:c="2"/>44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<text:s/>index <text:s text:c="2"/>46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47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string">
            <text:p><text:s/>2d </text:p>
          </table:table-cell>
        </table:table-row>
        <table:table-row table:style-name="ro1">
          <table:table-cell office:value-type="string">
            <text:p><text:s/>index <text:s text:c="2"/>48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50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string">
            <text:p><text:s/>1e </text:p>
          </table:table-cell>
        </table:table-row>
        <table:table-row table:style-name="ro1">
          <table:table-cell office:value-type="string">
            <text:p><text:s/>index <text:s text:c="2"/>51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3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 text:c="2"/>54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55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string">
            <text:p><text:s/>3a </text:p>
          </table:table-cell>
        </table:table-row>
        <table:table-row table:style-name="ro1">
          <table:table-cell office:value-type="string">
            <text:p><text:s/>index <text:s text:c="2"/>57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58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3">
            <text:p>13</text:p>
          </table:table-cell>
          <table:table-cell office:value-type="string">
            <text:p><text:s/>3e </text:p>
          </table:table-cell>
        </table:table-row>
        <table:table-row table:style-name="ro1">
          <table:table-cell office:value-type="string">
            <text:p><text:s/>index <text:s text:c="2"/>60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s/>index <text:s text:c="2"/>61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62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2"/>64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 text:c="2"/>65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<text:s/>index <text:s text:c="2"/>67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<text:s/>index <text:s text:c="2"/>68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<text:s/>index <text:s text:c="2"/>69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<text:s/>index <text:s text:c="2"/>71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<text:s/>index <text:s text:c="2"/>72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string">
            <text:p><text:s/>2c </text:p>
          </table:table-cell>
        </table:table-row>
        <table:table-row table:style-name="ro1">
          <table:table-cell office:value-type="string">
            <text:p><text:s/>index <text:s text:c="2"/>74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75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76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 text:c="2"/>78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<text:s/>index <text:s text:c="2"/>79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81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s/>index <text:s text:c="2"/>82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string">
            <text:p><text:s/>3a </text:p>
          </table:table-cell>
        </table:table-row>
        <table:table-row table:style-name="ro1">
          <table:table-cell office:value-type="string">
            <text:p><text:s/>index <text:s text:c="2"/>83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85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3">
            <text:p>13</text:p>
          </table:table-cell>
          <table:table-cell office:value-type="string">
            <text:p><text:s/>3e </text:p>
          </table:table-cell>
        </table:table-row>
        <table:table-row table:style-name="ro1">
          <table:table-cell office:value-type="string">
            <text:p><text:s/>index <text:s text:c="2"/>86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88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<text:s/>index <text:s text:c="2"/>89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 text:c="2"/>90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<text:s/>index <text:s text:c="2"/>92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<text:s/>index <text:s text:c="2"/>93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 text:c="2"/>95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string">
            <text:p><text:s/>2a </text:p>
          </table:table-cell>
        </table:table-row>
        <table:table-row table:style-name="ro1">
          <table:table-cell office:value-type="string">
            <text:p><text:s/>index <text:s text:c="2"/>96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5">
            <text:p>15</text:p>
          </table:table-cell>
          <table:table-cell office:value-type="string">
            <text:p><text:s text:c="2"/>e </text:p>
          </table:table-cell>
        </table:table-row>
        <table:table-row table:style-name="ro1">
          <table:table-cell office:value-type="string">
            <text:p><text:s/>index <text:s text:c="2"/>97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string">
            <text:p><text:s/>2b </text:p>
          </table:table-cell>
        </table:table-row>
        <table:table-row table:style-name="ro1">
          <table:table-cell office:value-type="string">
            <text:p><text:s/>index <text:s text:c="2"/>99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/>100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<text:s/>index <text:s/>102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5">
            <text:p>15</text:p>
          </table:table-cell>
          <table:table-cell office:value-type="string">
            <text:p><text:s text:c="2"/>f </text:p>
          </table:table-cell>
        </table:table-row>
        <table:table-row table:style-name="ro1">
          <table:table-cell office:value-type="string">
            <text:p><text:s/>index <text:s/>103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string">
            <text:p><text:s/>3b </text:p>
          </table:table-cell>
        </table:table-row>
        <table:table-row table:style-name="ro1">
          <table:table-cell office:value-type="string">
            <text:p><text:s/>index <text:s/>104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/>106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07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/>109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/>110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11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13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/>114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<text:s/>index <text:s text:c="3"/>8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224">
            <text:p>122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 text:c="3"/>9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083">
            <text:p>1083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 text:c="2"/>10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067">
            <text:p>1067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<text:s/>1a </text:p>
          </table:table-cell>
        </table:table-row>
        <table:table-row table:style-name="ro1">
          <table:table-cell office:value-type="string">
            <text:p><text:s/>index <text:s text:c="2"/>12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018">
            <text:p>1018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<text:s/>2b </text:p>
          </table:table-cell>
        </table:table-row>
        <table:table-row table:style-name="ro1">
          <table:table-cell office:value-type="string">
            <text:p><text:s/>index <text:s text:c="2"/>13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980">
            <text:p>98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 text:c="2"/>15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952">
            <text:p>952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2"/>16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955">
            <text:p>955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<text:s/>2b </text:p>
          </table:table-cell>
        </table:table-row>
        <table:table-row table:style-name="ro1">
          <table:table-cell office:value-type="string">
            <text:p><text:s/>index <text:s text:c="2"/>17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953">
            <text:p>953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<text:s/>1b </text:p>
          </table:table-cell>
        </table:table-row>
        <table:table-row table:style-name="ro1">
          <table:table-cell office:value-type="string">
            <text:p><text:s/>index <text:s text:c="2"/>19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914">
            <text:p>91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0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904">
            <text:p>90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 text:c="2"/>22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884">
            <text:p>88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23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889">
            <text:p>889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24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882">
            <text:p>882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26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861">
            <text:p>861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27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816">
            <text:p>816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29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844">
            <text:p>84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<text:s/>index <text:s text:c="2"/>30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994">
            <text:p>99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c </text:p>
          </table:table-cell>
          <table:table-cell office:value-type="string">
            <text:p><text:s text:c="2"/>a </text:p>
          </table:table-cell>
        </table:table-row>
        <table:table-row table:style-name="ro1">
          <table:table-cell office:value-type="string">
            <text:p><text:s/>index <text:s text:c="2"/>31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392">
            <text:p>1392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<text:s/>3b </text:p>
          </table:table-cell>
        </table:table-row>
        <table:table-row table:style-name="ro1">
          <table:table-cell office:value-type="string">
            <text:p><text:s/>index <text:s text:c="2"/>33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09">
            <text:p>1709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<text:s/>index <text:s text:c="2"/>34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863">
            <text:p>1863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s/>index <text:s text:c="2"/>36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827">
            <text:p>1827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string">
            <text:p><text:s text:c="2"/>f </text:p>
          </table:table-cell>
        </table:table-row>
        <table:table-row table:style-name="ro1">
          <table:table-cell office:value-type="string">
            <text:p><text:s/>index <text:s text:c="2"/>37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60">
            <text:p>176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38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78">
            <text:p>1778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40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38">
            <text:p>1738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string">
            <text:p><text:s/>1a </text:p>
          </table:table-cell>
        </table:table-row>
        <table:table-row table:style-name="ro1">
          <table:table-cell office:value-type="string">
            <text:p><text:s/>index <text:s text:c="2"/>41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42">
            <text:p>1742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string">
            <text:p><text:s/>3a </text:p>
          </table:table-cell>
        </table:table-row>
        <table:table-row table:style-name="ro1">
          <table:table-cell office:value-type="string">
            <text:p><text:s/>index <text:s text:c="2"/>43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67">
            <text:p>1767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44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61">
            <text:p>1761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 text:c="2"/>45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38">
            <text:p>1738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<text:s text:c="2"/>b </text:p>
          </table:table-cell>
        </table:table-row>
        <table:table-row table:style-name="ro1">
          <table:table-cell office:value-type="string">
            <text:p><text:s/>index <text:s text:c="2"/>47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35">
            <text:p>1735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string">
            <text:p><text:s/>2a </text:p>
          </table:table-cell>
        </table:table-row>
        <table:table-row table:style-name="ro1">
          <table:table-cell office:value-type="string">
            <text:p><text:s/>index <text:s text:c="2"/>48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71">
            <text:p>1771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string">
            <text:p><text:s text:c="2"/>d </text:p>
          </table:table-cell>
        </table:table-row>
        <table:table-row table:style-name="ro1">
          <table:table-cell office:value-type="string">
            <text:p><text:s/>index <text:s text:c="2"/>50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74">
            <text:p>177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<text:s/>index <text:s text:c="2"/>51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56">
            <text:p>1756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 text:c="2"/>52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83">
            <text:p>1783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string">
            <text:p><text:s/>1b </text:p>
          </table:table-cell>
        </table:table-row>
        <table:table-row table:style-name="ro1">
          <table:table-cell office:value-type="string">
            <text:p><text:s/>index <text:s text:c="2"/>54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57">
            <text:p>1757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string">
            <text:p><text:s text:c="2"/>f </text:p>
          </table:table-cell>
        </table:table-row>
        <table:table-row table:style-name="ro1">
          <table:table-cell office:value-type="string">
            <text:p><text:s/>index <text:s text:c="2"/>55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79">
            <text:p>1779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57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52">
            <text:p>1752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58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85">
            <text:p>1785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/>index <text:s text:c="2"/>59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79">
            <text:p>1779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61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61">
            <text:p>1761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62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77">
            <text:p>1777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<text:s/>index <text:s text:c="2"/>64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36">
            <text:p>1736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<text:s/>index <text:s text:c="2"/>65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41">
            <text:p>1741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string">
            <text:p><text:s/>1e </text:p>
          </table:table-cell>
        </table:table-row>
        <table:table-row table:style-name="ro1">
          <table:table-cell office:value-type="string">
            <text:p><text:s/>index <text:s text:c="2"/>66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68">
            <text:p>1768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string">
            <text:p><text:s/>3d </text:p>
          </table:table-cell>
        </table:table-row>
        <table:table-row table:style-name="ro1">
          <table:table-cell office:value-type="string">
            <text:p><text:s/>index <text:s text:c="2"/>68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72">
            <text:p>1772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index <text:s text:c="2"/>69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51">
            <text:p>1751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71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689">
            <text:p>1689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string">
            <text:p><text:s text:c="2"/>d </text:p>
          </table:table-cell>
        </table:table-row>
        <table:table-row table:style-name="ro1">
          <table:table-cell office:value-type="string">
            <text:p><text:s/>index <text:s text:c="2"/>72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09">
            <text:p>1709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 text:c="2"/>73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36">
            <text:p>1736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<text:s/>index <text:s text:c="2"/>75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672">
            <text:p>1672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2"/>76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02">
            <text:p>1702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78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34">
            <text:p>173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string">
            <text:p><text:s/>3e </text:p>
          </table:table-cell>
        </table:table-row>
        <table:table-row table:style-name="ro1">
          <table:table-cell office:value-type="string">
            <text:p><text:s/>index <text:s text:c="2"/>79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662">
            <text:p>1662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 text:c="2"/>80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685">
            <text:p>1685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82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665">
            <text:p>1665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string">
            <text:p><text:s/>3b </text:p>
          </table:table-cell>
        </table:table-row>
        <table:table-row table:style-name="ro1">
          <table:table-cell office:value-type="string">
            <text:p><text:s/>index <text:s text:c="2"/>83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628">
            <text:p>1628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5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671">
            <text:p>1671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86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655">
            <text:p>1655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<text:s/>index <text:s text:c="2"/>87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631">
            <text:p>1631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89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666">
            <text:p>1666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90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619">
            <text:p>1619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string">
            <text:p><text:s/>3e </text:p>
          </table:table-cell>
        </table:table-row>
        <table:table-row table:style-name="ro1">
          <table:table-cell office:value-type="string">
            <text:p><text:s/>index <text:s text:c="2"/>92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619">
            <text:p>1619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 text:c="2"/>93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656">
            <text:p>1656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94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570">
            <text:p>157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string">
            <text:p><text:s/>2f </text:p>
          </table:table-cell>
        </table:table-row>
        <table:table-row table:style-name="ro1">
          <table:table-cell office:value-type="string">
            <text:p><text:s/>index <text:s text:c="2"/>96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598">
            <text:p>1598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string">
            <text:p><text:s/>3a </text:p>
          </table:table-cell>
        </table:table-row>
        <table:table-row table:style-name="ro1">
          <table:table-cell office:value-type="string">
            <text:p><text:s/>index <text:s text:c="2"/>97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613">
            <text:p>1613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9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565">
            <text:p>1565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string">
            <text:p><text:s/>1d </text:p>
          </table:table-cell>
        </table:table-row>
        <table:table-row table:style-name="ro1">
          <table:table-cell office:value-type="string">
            <text:p><text:s/>index <text:s/>100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600">
            <text:p>160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s/>index <text:s/>101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590">
            <text:p>159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string">
            <text:p><text:s/>3e </text:p>
          </table:table-cell>
        </table:table-row>
        <table:table-row table:style-name="ro1">
          <table:table-cell office:value-type="string">
            <text:p><text:s/>index <text:s/>103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537">
            <text:p>1537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<text:s/>index <text:s/>104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553">
            <text:p>1553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b </text:p>
          </table:table-cell>
          <table:table-cell office:value-type="string">
            <text:p><text:s text:c="2"/>e </text:p>
          </table:table-cell>
        </table:table-row>
        <table:table-row table:style-name="ro1">
          <table:table-cell office:value-type="string">
            <text:p><text:s/>index <text:s/>106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537">
            <text:p>1537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<text:s/>3d </text:p>
          </table:table-cell>
        </table:table-row>
        <table:table-row table:style-name="ro1">
          <table:table-cell office:value-type="string">
            <text:p><text:s/>index <text:s/>107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540">
            <text:p>154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string">
            <text:p><text:s/>3c </text:p>
          </table:table-cell>
        </table:table-row>
        <table:table-row table:style-name="ro1">
          <table:table-cell office:value-type="string">
            <text:p><text:s/>index <text:s/>108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575">
            <text:p>1575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<text:s/>index <text:s/>110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559">
            <text:p>1559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string">
            <text:p><text:s/>2f </text:p>
          </table:table-cell>
        </table:table-row>
        <table:table-row table:style-name="ro1">
          <table:table-cell office:value-type="string">
            <text:p><text:s/>index <text:s/>111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588">
            <text:p>1588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string">
            <text:p><text:s/>2c </text:p>
          </table:table-cell>
        </table:table-row>
        <table:table-row table:style-name="ro1">
          <table:table-cell office:value-type="string">
            <text:p><text:s/>index <text:s/>113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522">
            <text:p>1522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/>114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536">
            <text:p>1536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 text:c="3"/>8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18">
            <text:p>21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3"/>9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21">
            <text:p>22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11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69">
            <text:p>269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12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66">
            <text:p>26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13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19">
            <text:p>219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15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24">
            <text:p>22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16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06">
            <text:p>20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18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66">
            <text:p>16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19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21">
            <text:p>22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0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78">
            <text:p>17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2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29">
            <text:p>229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3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05">
            <text:p>205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5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07">
            <text:p>207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6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41">
            <text:p>24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7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20">
            <text:p>22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9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65">
            <text:p>3965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30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16">
            <text:p>391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32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896">
            <text:p>389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33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33">
            <text:p>393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34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26">
            <text:p>392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36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08">
            <text:p>400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37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99">
            <text:p>3999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39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87">
            <text:p>3987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40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04">
            <text:p>40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41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98">
            <text:p>399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43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91">
            <text:p>399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44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79">
            <text:p>3979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46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33">
            <text:p>403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47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89">
            <text:p>3989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48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63">
            <text:p>396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50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64">
            <text:p>396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51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09">
            <text:p>4009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53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18">
            <text:p>401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54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52">
            <text:p>395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55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34">
            <text:p>403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57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92">
            <text:p>399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58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89">
            <text:p>3989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60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82">
            <text:p>398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61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05">
            <text:p>4005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62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63">
            <text:p>396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64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87">
            <text:p>3987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65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95">
            <text:p>3995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67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73">
            <text:p>397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68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82">
            <text:p>398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69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52">
            <text:p>395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71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60">
            <text:p>396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72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21">
            <text:p>402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74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63">
            <text:p>396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75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53">
            <text:p>395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76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14">
            <text:p>401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78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30">
            <text:p>403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79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05">
            <text:p>4005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81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02">
            <text:p>400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82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03">
            <text:p>400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83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83">
            <text:p>398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85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68">
            <text:p>396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86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18">
            <text:p>401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88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24">
            <text:p>402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89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71">
            <text:p>397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90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46">
            <text:p>404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92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00">
            <text:p>4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93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95">
            <text:p>3995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95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59">
            <text:p>4059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96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41">
            <text:p>404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97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02">
            <text:p>400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99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19">
            <text:p>4019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00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96">
            <text:p>399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02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95">
            <text:p>3995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03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11">
            <text:p>401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04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13">
            <text:p>401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06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24">
            <text:p>402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07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35">
            <text:p>4035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09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13">
            <text:p>401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10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02">
            <text:p>400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11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26">
            <text:p>402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13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16">
            <text:p>401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14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039">
            <text:p>4039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3"/>8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<text:s/>index <text:s text:c="3"/>9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1e 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<text:s/>index <text:s text:c="2"/>11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1b 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 text:c="2"/>12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<text:s/>1e </text:p>
          </table:table-cell>
        </table:table-row>
        <table:table-row table:style-name="ro1">
          <table:table-cell office:value-type="string">
            <text:p><text:s/>index <text:s text:c="2"/>14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 text:c="2"/>15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<text:s/>index <text:s text:c="2"/>16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18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<text:s/>3e </text:p>
          </table:table-cell>
        </table:table-row>
        <table:table-row table:style-name="ro1">
          <table:table-cell office:value-type="string">
            <text:p><text:s/>index <text:s text:c="2"/>19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<text:s text:c="2"/>d </text:p>
          </table:table-cell>
        </table:table-row>
        <table:table-row table:style-name="ro1">
          <table:table-cell office:value-type="string">
            <text:p><text:s/>index <text:s text:c="2"/>21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<text:s/>3d </text:p>
          </table:table-cell>
        </table:table-row>
        <table:table-row table:style-name="ro1">
          <table:table-cell office:value-type="string">
            <text:p><text:s/>index <text:s text:c="2"/>22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<text:s/>2a </text:p>
          </table:table-cell>
        </table:table-row>
        <table:table-row table:style-name="ro1">
          <table:table-cell office:value-type="string">
            <text:p><text:s/>index <text:s text:c="2"/>23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<text:s/>index <text:s text:c="2"/>25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26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<text:s/>1f </text:p>
          </table:table-cell>
        </table:table-row>
        <table:table-row table:style-name="ro1">
          <table:table-cell office:value-type="string">
            <text:p><text:s/>index <text:s text:c="2"/>28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1a 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<text:s/>index <text:s text:c="2"/>29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1d 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<text:s/>index <text:s text:c="2"/>30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 text:c="2"/>32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<text:s/>index <text:s text:c="2"/>33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3f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<text:s/>index <text:s text:c="2"/>35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<text:s/>3a </text:p>
          </table:table-cell>
        </table:table-row>
        <table:table-row table:style-name="ro1">
          <table:table-cell office:value-type="string">
            <text:p><text:s/>index <text:s text:c="2"/>36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string">
            <text:p><text:s text:c="2"/>b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37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string">
            <text:p><text:s text:c="2"/>e 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 text:c="2"/>39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string">
            <text:p><text:s text:c="2"/>f 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<text:s/>index <text:s text:c="2"/>40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<text:s/>1d </text:p>
          </table:table-cell>
        </table:table-row>
        <table:table-row table:style-name="ro1">
          <table:table-cell office:value-type="string">
            <text:p><text:s/>index <text:s text:c="2"/>42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<text:s text:c="2"/>a </text:p>
          </table:table-cell>
        </table:table-row>
        <table:table-row table:style-name="ro1">
          <table:table-cell office:value-type="string">
            <text:p><text:s/>index <text:s text:c="2"/>43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 text:c="2"/>44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<text:s/>2a </text:p>
          </table:table-cell>
        </table:table-row>
        <table:table-row table:style-name="ro1">
          <table:table-cell office:value-type="string">
            <text:p><text:s/>index <text:s text:c="2"/>46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47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string">
            <text:p><text:s/>index <text:s text:c="2"/>49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<text:s/>2f </text:p>
          </table:table-cell>
        </table:table-row>
        <table:table-row table:style-name="ro1">
          <table:table-cell office:value-type="string">
            <text:p><text:s/>index <text:s text:c="2"/>50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string">
            <text:p><text:s text:c="2"/>f 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<text:s/>index <text:s text:c="2"/>51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<text:s/>index <text:s text:c="2"/>53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string">
            <text:p><text:s text:c="2"/>d 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<text:s/>index <text:s text:c="2"/>54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string">
            <text:p><text:s text:c="2"/>c 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56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string">
            <text:p><text:s text:c="2"/>b 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index <text:s text:c="2"/>57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string">
            <text:p><text:s text:c="2"/>a </text:p>
          </table:table-cell>
          <table:table-cell office:value-type="string">
            <text:p><text:s/>3b </text:p>
          </table:table-cell>
        </table:table-row>
        <table:table-row table:style-name="ro1">
          <table:table-cell office:value-type="string">
            <text:p><text:s/>index <text:s text:c="2"/>58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string">
            <text:p><text:s text:c="2"/>a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60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s/>index <text:s text:c="2"/>61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63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64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<text:s/>index <text:s text:c="2"/>65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 text:c="2"/>67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<text:s/>1d </text:p>
          </table:table-cell>
        </table:table-row>
        <table:table-row table:style-name="ro1">
          <table:table-cell office:value-type="string">
            <text:p><text:s/>index <text:s text:c="2"/>68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<text:s/>index <text:s text:c="2"/>70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<text:s/>index <text:s text:c="2"/>71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 text:c="2"/>72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2"/>74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3f </text:p>
          </table:table-cell>
          <table:table-cell office:value-type="string">
            <text:p><text:s/>1d </text:p>
          </table:table-cell>
        </table:table-row>
        <table:table-row table:style-name="ro1">
          <table:table-cell office:value-type="string">
            <text:p><text:s/>index <text:s text:c="2"/>75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3e 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<text:s/>index <text:s text:c="2"/>77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3e </text:p>
          </table:table-cell>
          <table:table-cell office:value-type="string">
            <text:p><text:s/>2b </text:p>
          </table:table-cell>
        </table:table-row>
        <table:table-row table:style-name="ro1">
          <table:table-cell office:value-type="string">
            <text:p><text:s/>index <text:s text:c="2"/>78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3d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79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3c 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<text:s/>index <text:s text:c="2"/>81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3c </text:p>
          </table:table-cell>
          <table:table-cell office:value-type="string">
            <text:p><text:s/>1e </text:p>
          </table:table-cell>
        </table:table-row>
        <table:table-row table:style-name="ro1">
          <table:table-cell office:value-type="string">
            <text:p><text:s/>index <text:s text:c="2"/>82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3b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84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3b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85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3a 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<text:s/>index <text:s text:c="2"/>86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<text:s/>index <text:s text:c="2"/>88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3a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89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string">
            <text:p><text:s text:c="2"/>a </text:p>
          </table:table-cell>
        </table:table-row>
        <table:table-row table:style-name="ro1">
          <table:table-cell office:value-type="string">
            <text:p><text:s/>index <text:s text:c="2"/>91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string">
            <text:p><text:s/>2f </text:p>
          </table:table-cell>
        </table:table-row>
        <table:table-row table:style-name="ro1">
          <table:table-cell office:value-type="string">
            <text:p><text:s/>index <text:s text:c="2"/>92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<text:s/>index <text:s text:c="2"/>93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2"/>95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<text:s/>index <text:s text:c="2"/>96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98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<text:s/>index <text:s text:c="2"/>99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<text:s/>index <text:s/>100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string">
            <text:p><text:s/>1d </text:p>
          </table:table-cell>
        </table:table-row>
        <table:table-row table:style-name="ro1">
          <table:table-cell office:value-type="string">
            <text:p><text:s/>index <text:s/>102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<text:s/>2f </text:p>
          </table:table-cell>
        </table:table-row>
        <table:table-row table:style-name="ro1">
          <table:table-cell office:value-type="string">
            <text:p><text:s/>index <text:s/>103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<text:s/>3c </text:p>
          </table:table-cell>
        </table:table-row>
        <table:table-row table:style-name="ro1">
          <table:table-cell office:value-type="string">
            <text:p><text:s/>index <text:s/>105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<text:s/>index <text:s/>106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<text:s/>index <text:s/>107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/>109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/>110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<text:s/>2f </text:p>
          </table:table-cell>
        </table:table-row>
        <table:table-row table:style-name="ro1">
          <table:table-cell office:value-type="string">
            <text:p><text:s/>index <text:s/>112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<text:s/>1a </text:p>
          </table:table-cell>
        </table:table-row>
        <table:table-row table:style-name="ro1">
          <table:table-cell office:value-type="string">
            <text:p><text:s/>index <text:s/>113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<text:s/>index <text:s/>114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<text:s/>index <text:s text:c="3"/>9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0">
            <text:p>10</text:p>
          </table:table-cell>
          <table:table-cell office:value-type="string">
            <text:p><text:s/>3b </text:p>
          </table:table-cell>
        </table:table-row>
        <table:table-row table:style-name="ro1">
          <table:table-cell office:value-type="string">
            <text:p><text:s/>index <text:s text:c="2"/>10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0">
            <text:p>10</text:p>
          </table:table-cell>
          <table:table-cell office:value-type="string">
            <text:p><text:s/>2b </text:p>
          </table:table-cell>
        </table:table-row>
        <table:table-row table:style-name="ro1">
          <table:table-cell office:value-type="string">
            <text:p><text:s/>index <text:s text:c="2"/>12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table:number-columns-repeated="2" office:value-type="string">
            <text:p><text:s text:c="2"/>f </text:p>
          </table:table-cell>
          <table:table-cell office:value-type="string">
            <text:p><text:s/>3a </text:p>
          </table:table-cell>
        </table:table-row>
        <table:table-row table:style-name="ro1">
          <table:table-cell office:value-type="string">
            <text:p><text:s/>index <text:s text:c="2"/>13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table:number-columns-repeated="2" office:value-type="string">
            <text:p><text:s text:c="2"/>f 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14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 text:c="2"/>e 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<text:s/>index <text:s text:c="2"/>16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 text:c="2"/>e </text:p>
          </table:table-cell>
          <table:table-cell office:value-type="string">
            <text:p><text:s/>3b </text:p>
          </table:table-cell>
        </table:table-row>
        <table:table-row table:style-name="ro1">
          <table:table-cell office:value-type="string">
            <text:p><text:s/>index <text:s text:c="2"/>17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 text:c="2"/>e 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<text:s/>index <text:s text:c="2"/>19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 text:c="2"/>e 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<text:s/>index <text:s text:c="2"/>20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 text:c="2"/>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1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 text:c="2"/>d 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23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 text:c="2"/>d 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<text:s/>index <text:s text:c="2"/>24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 text:c="2"/>d 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<text:s/>index <text:s text:c="2"/>26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 text:c="2"/>d </text:p>
          </table:table-cell>
          <table:table-cell office:value-type="string">
            <text:p><text:s/>1d </text:p>
          </table:table-cell>
        </table:table-row>
        <table:table-row table:style-name="ro1">
          <table:table-cell office:value-type="string">
            <text:p><text:s/>index <text:s text:c="2"/>27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 text:c="2"/>c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28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 text:c="2"/>d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30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table:number-columns-repeated="2" office:value-type="string">
            <text:p><text:s text:c="2"/>f 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 text:c="2"/>31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33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a </text:p>
          </table:table-cell>
          <table:table-cell office:value-type="string">
            <text:p><text:s/>2d </text:p>
          </table:table-cell>
        </table:table-row>
        <table:table-row table:style-name="ro1">
          <table:table-cell office:value-type="string">
            <text:p><text:s/>index <text:s text:c="2"/>34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d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2"/>35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c 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<text:s/>index <text:s text:c="2"/>37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<text:s/>index <text:s text:c="2"/>38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<text:s/>index <text:s text:c="2"/>40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string">
            <text:p><text:s text:c="2"/>a </text:p>
          </table:table-cell>
        </table:table-row>
        <table:table-row table:style-name="ro1">
          <table:table-cell office:value-type="string">
            <text:p><text:s/>index <text:s text:c="2"/>41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string">
            <text:p><text:s text:c="2"/>e </text:p>
          </table:table-cell>
        </table:table-row>
        <table:table-row table:style-name="ro1">
          <table:table-cell office:value-type="string">
            <text:p><text:s/>index <text:s text:c="2"/>42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<text:s/>index <text:s text:c="2"/>44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 text:c="2"/>45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string">
            <text:p><text:s text:c="2"/>a </text:p>
          </table:table-cell>
        </table:table-row>
        <table:table-row table:style-name="ro1">
          <table:table-cell office:value-type="string">
            <text:p><text:s/>index <text:s text:c="2"/>47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2"/>48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string">
            <text:p><text:s/>2b </text:p>
          </table:table-cell>
        </table:table-row>
        <table:table-row table:style-name="ro1">
          <table:table-cell office:value-type="string">
            <text:p><text:s/>index <text:s text:c="2"/>49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string">
            <text:p><text:s/>2e </text:p>
          </table:table-cell>
        </table:table-row>
        <table:table-row table:style-name="ro1">
          <table:table-cell office:value-type="string">
            <text:p><text:s/>index <text:s text:c="2"/>51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52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 text:c="2"/>54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string">
            <text:p><text:s/>1d </text:p>
          </table:table-cell>
        </table:table-row>
        <table:table-row table:style-name="ro1">
          <table:table-cell office:value-type="string">
            <text:p><text:s/>index <text:s text:c="2"/>55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<text:s/>index <text:s text:c="2"/>56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 text:c="2"/>58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<text:s/>index <text:s text:c="2"/>59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<text:s/>index <text:s text:c="2"/>61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 text:c="2"/>62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<text:s/>index <text:s text:c="2"/>63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65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string">
            <text:p><text:s text:c="2"/>d </text:p>
          </table:table-cell>
        </table:table-row>
        <table:table-row table:style-name="ro1">
          <table:table-cell office:value-type="string">
            <text:p><text:s/>index <text:s text:c="2"/>66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68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string">
            <text:p><text:s/>2c </text:p>
          </table:table-cell>
        </table:table-row>
        <table:table-row table:style-name="ro1">
          <table:table-cell office:value-type="string">
            <text:p><text:s/>index <text:s text:c="2"/>69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 text:c="2"/>70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a 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<text:s/>index <text:s text:c="2"/>72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a </text:p>
          </table:table-cell>
          <table:table-cell office:value-type="string">
            <text:p><text:s/>2d </text:p>
          </table:table-cell>
        </table:table-row>
        <table:table-row table:style-name="ro1">
          <table:table-cell office:value-type="string">
            <text:p><text:s/>index <text:s text:c="2"/>73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75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a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76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a 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<text:s/>index <text:s text:c="2"/>77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b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s/>index <text:s text:c="2"/>79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9">
            <text:p>19</text:p>
          </table:table-cell>
          <table:table-cell office:value-type="string">
            <text:p><text:s/>3e </text:p>
          </table:table-cell>
        </table:table-row>
        <table:table-row table:style-name="ro1">
          <table:table-cell office:value-type="string">
            <text:p><text:s/>index <text:s text:c="2"/>80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a 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<text:s/>index <text:s text:c="2"/>82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a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83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9">
            <text:p>19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84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a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2"/>86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 text:c="2"/>87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9">
            <text:p>19</text:p>
          </table:table-cell>
          <table:table-cell office:value-type="string">
            <text:p><text:s/>1f </text:p>
          </table:table-cell>
        </table:table-row>
        <table:table-row table:style-name="ro1">
          <table:table-cell office:value-type="string">
            <text:p><text:s/>index <text:s text:c="2"/>89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a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90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index <text:s text:c="2"/>91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index <text:s text:c="2"/>93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<text:s/>index <text:s text:c="2"/>94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 text:c="2"/>96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8">
            <text:p>18</text:p>
          </table:table-cell>
          <table:table-cell office:value-type="string">
            <text:p><text:s/>3e </text:p>
          </table:table-cell>
        </table:table-row>
        <table:table-row table:style-name="ro1">
          <table:table-cell office:value-type="string">
            <text:p><text:s/>index <text:s text:c="2"/>97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9">
            <text:p>19</text:p>
          </table:table-cell>
          <table:table-cell office:value-type="string">
            <text:p><text:s text:c="2"/>d </text:p>
          </table:table-cell>
        </table:table-row>
        <table:table-row table:style-name="ro1">
          <table:table-cell office:value-type="string">
            <text:p><text:s/>index <text:s text:c="2"/>98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8">
            <text:p>18</text:p>
          </table:table-cell>
          <table:table-cell office:value-type="string">
            <text:p><text:s/>1d </text:p>
          </table:table-cell>
        </table:table-row>
        <table:table-row table:style-name="ro1">
          <table:table-cell office:value-type="string">
            <text:p><text:s/>index <text:s/>100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01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<text:s/>index <text:s/>103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/>104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<text:s/>index <text:s/>105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/>107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08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<text:s/>index <text:s/>110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/>111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/>112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<text:s/>index <text:s/>114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3"/>8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10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<text:s/>index <text:s text:c="2"/>11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d </text:p>
          </table:table-cell>
        </table:table-row>
        <table:table-row table:style-name="ro1">
          <table:table-cell office:value-type="string">
            <text:p><text:s/>index <text:s text:c="2"/>12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14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15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17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a </text:p>
          </table:table-cell>
        </table:table-row>
        <table:table-row table:style-name="ro1">
          <table:table-cell office:value-type="string">
            <text:p><text:s/>index <text:s text:c="2"/>18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<text:s/>index <text:s text:c="2"/>19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1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<text:s/>index <text:s text:c="2"/>22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2"/>24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b </text:p>
          </table:table-cell>
        </table:table-row>
        <table:table-row table:style-name="ro1">
          <table:table-cell office:value-type="string">
            <text:p><text:s/>index <text:s text:c="2"/>25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 text:c="2"/>26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<text:s/>index <text:s text:c="2"/>28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/>index <text:s text:c="2"/>29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31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32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3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<text:s/>index <text:s text:c="2"/>35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<text:s/>index <text:s text:c="2"/>36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 text:c="2"/>38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<text:s/>index <text:s text:c="2"/>39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40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c </text:p>
          </table:table-cell>
        </table:table-row>
        <table:table-row table:style-name="ro1">
          <table:table-cell office:value-type="string">
            <text:p><text:s/>index <text:s text:c="2"/>42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43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45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e </text:p>
          </table:table-cell>
        </table:table-row>
        <table:table-row table:style-name="ro1">
          <table:table-cell office:value-type="string">
            <text:p><text:s/>index <text:s text:c="2"/>46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47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49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50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<text:s text:c="2"/>a </text:p>
          </table:table-cell>
        </table:table-row>
        <table:table-row table:style-name="ro1">
          <table:table-cell office:value-type="string">
            <text:p><text:s/>index <text:s text:c="2"/>52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a </text:p>
          </table:table-cell>
        </table:table-row>
        <table:table-row table:style-name="ro1">
          <table:table-cell office:value-type="string">
            <text:p><text:s/>index <text:s text:c="2"/>53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4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56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 text:c="2"/>57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/>index <text:s text:c="2"/>59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60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 text:c="2"/>61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2"/>63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e </text:p>
          </table:table-cell>
        </table:table-row>
        <table:table-row table:style-name="ro1">
          <table:table-cell office:value-type="string">
            <text:p><text:s/>index <text:s text:c="2"/>64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2"/>66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d </text:p>
          </table:table-cell>
        </table:table-row>
        <table:table-row table:style-name="ro1">
          <table:table-cell office:value-type="string">
            <text:p><text:s/>index <text:s text:c="2"/>67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b </text:p>
          </table:table-cell>
        </table:table-row>
        <table:table-row table:style-name="ro1">
          <table:table-cell office:value-type="string">
            <text:p><text:s/>index <text:s text:c="2"/>68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 text:c="2"/>70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71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 text:c="2"/>73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74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/>index <text:s text:c="2"/>75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 text:c="2"/>77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<text:s/>index <text:s text:c="2"/>78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a </text:p>
          </table:table-cell>
        </table:table-row>
        <table:table-row table:style-name="ro1">
          <table:table-cell office:value-type="string">
            <text:p><text:s/>index <text:s text:c="2"/>80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81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<text:s/>index <text:s text:c="2"/>82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<text:s/>index <text:s text:c="2"/>84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85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7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<text:s/>index <text:s text:c="2"/>88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 text:c="2"/>89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91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<text:s/>index <text:s text:c="2"/>92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 text:c="2"/>94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 text:c="2"/>95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<text:s/>index <text:s text:c="2"/>96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 text:c="2"/>98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 text:c="2"/>99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<text:s text:c="2"/>b </text:p>
          </table:table-cell>
        </table:table-row>
        <table:table-row table:style-name="ro1">
          <table:table-cell office:value-type="string">
            <text:p><text:s/>index <text:s/>101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/>102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/>103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/>105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2d </text:p>
          </table:table-cell>
        </table:table-row>
        <table:table-row table:style-name="ro1">
          <table:table-cell office:value-type="string">
            <text:p><text:s/>index <text:s/>106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/>108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f </text:p>
          </table:table-cell>
        </table:table-row>
        <table:table-row table:style-name="ro1">
          <table:table-cell office:value-type="string">
            <text:p><text:s/>index <text:s/>109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f </text:p>
          </table:table-cell>
        </table:table-row>
        <table:table-row table:style-name="ro1">
          <table:table-cell office:value-type="string">
            <text:p><text:s/>index <text:s/>110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/>112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c </text:p>
          </table:table-cell>
        </table:table-row>
        <table:table-row table:style-name="ro1">
          <table:table-cell office:value-type="string">
            <text:p><text:s/>index <text:s/>113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b </text:p>
          </table:table-cell>
        </table:table-row>
        <table:table-row table:style-name="ro1">
          <table:table-cell office:value-type="string">
            <text:p><text:s/>index <text:s/>115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3"/>8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<text:s/>3a </text:p>
          </table:table-cell>
        </table:table-row>
        <table:table-row table:style-name="ro1">
          <table:table-cell office:value-type="string">
            <text:p><text:s/>index <text:s text:c="2"/>10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<text:s/>index <text:s text:c="2"/>11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/>index <text:s text:c="2"/>13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<text:s/>3a </text:p>
          </table:table-cell>
        </table:table-row>
        <table:table-row table:style-name="ro1">
          <table:table-cell office:value-type="string">
            <text:p><text:s/>index <text:s text:c="2"/>14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<text:s/>index <text:s text:c="2"/>15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<text:s/>2f </text:p>
          </table:table-cell>
        </table:table-row>
        <table:table-row table:style-name="ro1">
          <table:table-cell office:value-type="string">
            <text:p><text:s/>index <text:s text:c="2"/>17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<text:s/>2d </text:p>
          </table:table-cell>
        </table:table-row>
        <table:table-row table:style-name="ro1">
          <table:table-cell office:value-type="string">
            <text:p><text:s/>index <text:s text:c="2"/>18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<text:s/>2e </text:p>
          </table:table-cell>
        </table:table-row>
        <table:table-row table:style-name="ro1">
          <table:table-cell office:value-type="string">
            <text:p><text:s/>index <text:s text:c="2"/>20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21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<text:s/>2e </text:p>
          </table:table-cell>
        </table:table-row>
        <table:table-row table:style-name="ro1">
          <table:table-cell office:value-type="string">
            <text:p><text:s/>index <text:s text:c="2"/>22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<text:s/>2a </text:p>
          </table:table-cell>
        </table:table-row>
        <table:table-row table:style-name="ro1">
          <table:table-cell office:value-type="string">
            <text:p><text:s/>index <text:s text:c="2"/>24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<text:s/>index <text:s text:c="2"/>25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<text:s/>1a </text:p>
          </table:table-cell>
        </table:table-row>
        <table:table-row table:style-name="ro1">
          <table:table-cell office:value-type="string">
            <text:p><text:s/>index <text:s text:c="2"/>27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<text:s/>1a </text:p>
          </table:table-cell>
        </table:table-row>
        <table:table-row table:style-name="ro1">
          <table:table-cell office:value-type="string">
            <text:p><text:s/>index <text:s text:c="2"/>28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<text:s/>1a </text:p>
          </table:table-cell>
        </table:table-row>
        <table:table-row table:style-name="ro1">
          <table:table-cell office:value-type="string">
            <text:p><text:s/>index <text:s text:c="2"/>29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2f </text:p>
          </table:table-cell>
        </table:table-row>
        <table:table-row table:style-name="ro1">
          <table:table-cell office:value-type="string">
            <text:p><text:s/>index <text:s text:c="2"/>31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<text:s/>2d </text:p>
          </table:table-cell>
        </table:table-row>
        <table:table-row table:style-name="ro1">
          <table:table-cell office:value-type="string">
            <text:p><text:s/>index <text:s text:c="2"/>32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<text:s/>index <text:s text:c="2"/>34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35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 text:c="2"/>36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<text:s/>index <text:s text:c="2"/>38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<text:s/>index <text:s text:c="2"/>39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41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<text:s/>3d </text:p>
          </table:table-cell>
        </table:table-row>
        <table:table-row table:style-name="ro1">
          <table:table-cell office:value-type="string">
            <text:p><text:s/>index <text:s text:c="2"/>42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 text:c="2"/>e </text:p>
          </table:table-cell>
        </table:table-row>
        <table:table-row table:style-name="ro1">
          <table:table-cell office:value-type="string">
            <text:p><text:s/>index <text:s text:c="2"/>43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 text:c="2"/>d </text:p>
          </table:table-cell>
        </table:table-row>
        <table:table-row table:style-name="ro1">
          <table:table-cell office:value-type="string">
            <text:p><text:s/>index <text:s text:c="2"/>45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 text:c="2"/>a </text:p>
          </table:table-cell>
        </table:table-row>
        <table:table-row table:style-name="ro1">
          <table:table-cell office:value-type="string">
            <text:p><text:s/>index <text:s text:c="2"/>46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<text:s/>index <text:s text:c="2"/>48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49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50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<text:s/>index <text:s text:c="2"/>52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53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 text:c="2"/>55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 text:c="2"/>56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<text:s/>index <text:s text:c="2"/>57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59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2b </text:p>
          </table:table-cell>
        </table:table-row>
        <table:table-row table:style-name="ro1">
          <table:table-cell office:value-type="string">
            <text:p><text:s/>index <text:s text:c="2"/>60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 text:c="2"/>62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1d </text:p>
          </table:table-cell>
        </table:table-row>
        <table:table-row table:style-name="ro1">
          <table:table-cell office:value-type="string">
            <text:p><text:s/>index <text:s text:c="2"/>63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<text:s/>index <text:s text:c="2"/>64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2c </text:p>
          </table:table-cell>
        </table:table-row>
        <table:table-row table:style-name="ro1">
          <table:table-cell office:value-type="string">
            <text:p><text:s/>index <text:s text:c="2"/>66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2e </text:p>
          </table:table-cell>
        </table:table-row>
        <table:table-row table:style-name="ro1">
          <table:table-cell office:value-type="string">
            <text:p><text:s/>index <text:s text:c="2"/>67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1f </text:p>
          </table:table-cell>
        </table:table-row>
        <table:table-row table:style-name="ro1">
          <table:table-cell office:value-type="string">
            <text:p><text:s/>index <text:s text:c="2"/>69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2e </text:p>
          </table:table-cell>
        </table:table-row>
        <table:table-row table:style-name="ro1">
          <table:table-cell office:value-type="string">
            <text:p><text:s/>index <text:s text:c="2"/>70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<text:s/>index <text:s text:c="2"/>71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<text:s/>index <text:s text:c="2"/>73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<text:s/>index <text:s text:c="2"/>74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b </text:p>
          </table:table-cell>
        </table:table-row>
        <table:table-row table:style-name="ro1">
          <table:table-cell office:value-type="string">
            <text:p><text:s/>index <text:s text:c="2"/>76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2a </text:p>
          </table:table-cell>
        </table:table-row>
        <table:table-row table:style-name="ro1">
          <table:table-cell office:value-type="string">
            <text:p><text:s/>index <text:s text:c="2"/>77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<text:s/>index <text:s text:c="2"/>78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e </text:p>
          </table:table-cell>
        </table:table-row>
        <table:table-row table:style-name="ro1">
          <table:table-cell office:value-type="string">
            <text:p><text:s/>index <text:s text:c="2"/>80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81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 text:c="2"/>83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<text:s text:c="2"/>e </text:p>
          </table:table-cell>
        </table:table-row>
        <table:table-row table:style-name="ro1">
          <table:table-cell office:value-type="string">
            <text:p><text:s/>index <text:s text:c="2"/>84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2d </text:p>
          </table:table-cell>
        </table:table-row>
        <table:table-row table:style-name="ro1">
          <table:table-cell office:value-type="string">
            <text:p><text:s/>index <text:s text:c="2"/>85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<text:s/>index <text:s text:c="2"/>87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2c </text:p>
          </table:table-cell>
        </table:table-row>
        <table:table-row table:style-name="ro1">
          <table:table-cell office:value-type="string">
            <text:p><text:s/>index <text:s text:c="2"/>88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2f </text:p>
          </table:table-cell>
        </table:table-row>
        <table:table-row table:style-name="ro1">
          <table:table-cell office:value-type="string">
            <text:p><text:s/>index <text:s text:c="2"/>90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 text:c="2"/>91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92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<text:s/>index <text:s text:c="2"/>94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d </text:p>
          </table:table-cell>
        </table:table-row>
        <table:table-row table:style-name="ro1">
          <table:table-cell office:value-type="string">
            <text:p><text:s/>index <text:s text:c="2"/>95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c </text:p>
          </table:table-cell>
        </table:table-row>
        <table:table-row table:style-name="ro1">
          <table:table-cell office:value-type="string">
            <text:p><text:s/>index <text:s text:c="2"/>97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 text:c="2"/>98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d </text:p>
          </table:table-cell>
        </table:table-row>
        <table:table-row table:style-name="ro1">
          <table:table-cell office:value-type="string">
            <text:p><text:s/>index <text:s text:c="2"/>99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2c </text:p>
          </table:table-cell>
        </table:table-row>
        <table:table-row table:style-name="ro1">
          <table:table-cell office:value-type="string">
            <text:p><text:s/>index <text:s/>101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/>102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<text:s/>index <text:s/>104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<text:s/>index <text:s/>105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e </text:p>
          </table:table-cell>
        </table:table-row>
        <table:table-row table:style-name="ro1">
          <table:table-cell office:value-type="string">
            <text:p><text:s/>index <text:s/>106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2c </text:p>
          </table:table-cell>
        </table:table-row>
        <table:table-row table:style-name="ro1">
          <table:table-cell office:value-type="string">
            <text:p><text:s/>index <text:s/>108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2e </text:p>
          </table:table-cell>
        </table:table-row>
        <table:table-row table:style-name="ro1">
          <table:table-cell office:value-type="string">
            <text:p><text:s/>index <text:s/>109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<text:s/>index <text:s/>111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<text:s/>index <text:s/>112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<text:s/>index <text:s/>113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c </text:p>
          </table:table-cell>
        </table:table-row>
        <table:table-row table:style-name="ro1">
          <table:table-cell office:value-type="string">
            <text:p><text:s/>index <text:s/>115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<text:s/>3b </text:p>
          </table:table-cell>
        </table:table-row>
        <table:table-row table:style-name="ro1">
          <table:table-cell office:value-type="string">
            <text:p><text:s/>index <text:s text:c="3"/>9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62">
            <text:p>3062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10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43">
            <text:p>3043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12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21">
            <text:p>3021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13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48">
            <text:p>304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14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03">
            <text:p>3003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16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995">
            <text:p>299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17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01">
            <text:p>3001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19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947">
            <text:p>2947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20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945">
            <text:p>294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21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939">
            <text:p>2939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23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938">
            <text:p>293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24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948">
            <text:p>294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26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925">
            <text:p>292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27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894">
            <text:p>2894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28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875">
            <text:p>287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30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799">
            <text:p>2799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31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695">
            <text:p>269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33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684">
            <text:p>2684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34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709">
            <text:p>2709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35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706">
            <text:p>2706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37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738">
            <text:p>273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38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703">
            <text:p>2703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40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714">
            <text:p>2714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41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735">
            <text:p>273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42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743">
            <text:p>2743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44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742">
            <text:p>2742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45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767">
            <text:p>2767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47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750">
            <text:p>275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48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778">
            <text:p>277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49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815">
            <text:p>281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51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846">
            <text:p>2846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52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877">
            <text:p>2877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54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896">
            <text:p>2896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55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2956">
            <text:p>2956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56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04">
            <text:p>3004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58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18">
            <text:p>301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59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72">
            <text:p>3072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61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115">
            <text:p>311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62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130">
            <text:p>313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63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136">
            <text:p>3136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65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132">
            <text:p>3132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66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144">
            <text:p>3144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68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172">
            <text:p>3172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69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177">
            <text:p>3177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70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181">
            <text:p>3181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72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187">
            <text:p>3187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73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207">
            <text:p>3207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75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195">
            <text:p>319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76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182">
            <text:p>3182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77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175">
            <text:p>317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79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159">
            <text:p>3159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80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144">
            <text:p>3144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82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140">
            <text:p>314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83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174">
            <text:p>3174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84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140">
            <text:p>314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86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150">
            <text:p>315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87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109">
            <text:p>3109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89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95">
            <text:p>309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90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113">
            <text:p>3113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91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74">
            <text:p>3074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93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102">
            <text:p>3102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94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74">
            <text:p>3074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96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64">
            <text:p>3064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97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83">
            <text:p>3083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98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88">
            <text:p>308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00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83">
            <text:p>3083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01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56">
            <text:p>3056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03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51">
            <text:p>3051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04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43">
            <text:p>3043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05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61">
            <text:p>3061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07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81">
            <text:p>3081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08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74">
            <text:p>3074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10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43">
            <text:p>3043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11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48">
            <text:p>304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12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48">
            <text:p>304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14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56">
            <text:p>3056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15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020">
            <text:p>302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7">12/27/2013</text:date>, <text:time>12:3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2-27T12:30:16.12</dc:date>
    <dc:creator>brooks family</dc:creator>
    <meta:generator>OpenOffice.org/3.2$Win32 OpenOffice.org_project/320m18$Build-9502</meta:generator>
    <meta:editing-duration>PT00H34M28S</meta:editing-duration>
    <meta:editing-cycles>3</meta:editing-cycles>
    <meta:document-statistic meta:table-count="1" meta:cell-count="96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549cm" svg:height="23.22cm" xlink:href=".." chart:class="chart:scatter" chart:style-name="ch1">
        <chart:legend chart:legend-position="end" svg:x="48.254cm" svg:y="11.302cm" chart:style-name="ch2"/>
        <chart:plot-area chart:style-name="ch3" table:cell-range-address="Sheet1.C2:Sheet1.C1077 Sheet1.E1:Sheet1.E1077" chart:data-source-has-labels="row" svg:x="1.01cm" svg:y="0.569cm" svg:width="46.234cm" svg:height="21.82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077" chart:label-cell-address="Sheet1.E1:Sheet1.E1" chart:class="chart:scatter">
            <chart:domain table:cell-range-address="Sheet1.C2:Sheet1.C1077"/>
            <chart:data-point chart:repeated="10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1.E1:Sheet1.E1">34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">
                <text:p text:id="Sheet1.C2:Sheet1.C1077">66</text:p>
              </table:table-cell>
              <table:table-cell office:value-type="float" office:value="3449">
                <text:p text:id="Sheet1.E2:Sheet1.E1077">34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">
                <text:p>66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">
                <text:p>66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">
                <text:p>66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">
                <text:p>66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">
                <text:p>66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">
                <text:p>6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">
                <text:p>66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">
                <text:p>66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">
                <text:p>66</text:p>
              </table:table-cell>
              <table:table-cell office:value-type="float" office:value="3341">
                <text:p>33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">
                <text:p>66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">
                <text:p>66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">
                <text:p>66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">
                <text:p>66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">
                <text:p>66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">
                <text:p>66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">
                <text:p>66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">
                <text:p>66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">
                <text:p>66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">
                <text:p>66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">
                <text:p>66</text:p>
              </table:table-cell>
              <table:table-cell office:value-type="float" office:value="3359">
                <text:p>3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">
                <text:p>66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">
                <text:p>66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">
                <text:p>66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">
                <text:p>66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">
                <text:p>66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">
                <text:p>66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">
                <text:p>66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">
                <text:p>66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">
                <text:p>66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">
                <text:p>66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">
                <text:p>66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">
                <text:p>70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">
                <text:p>7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">
                <text:p>7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">
                <text:p>70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">
                <text:p>70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">
                <text:p>70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">
                <text:p>70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1">
                <text:p>71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1">
                <text:p>71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">
                <text:p>71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1">
                <text:p>71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">
                <text:p>71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">
                <text:p>71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">
                <text:p>71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">
                <text:p>71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">
                <text:p>71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1">
                <text:p>7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">
                <text:p>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">
                <text:p>71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">
                <text:p>71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1">
                <text:p>71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">
                <text:p>71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1">
                <text:p>71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1">
                <text:p>71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1">
                <text:p>71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3">
                <text:p>73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3">
                <text:p>73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3">
                <text:p>73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3">
                <text:p>7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">
                <text:p>73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">
                <text:p>73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3">
                <text:p>73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3">
                <text:p>7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">
                <text:p>7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3">
                <text:p>73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3">
                <text:p>73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3">
                <text:p>73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3">
                <text:p>73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3">
                <text:p>73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3">
                <text:p>73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3">
                <text:p>73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">
                <text:p>74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">
                <text:p>74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4">
                <text:p>74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">
                <text:p>74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">
                <text:p>74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">
                <text:p>74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4">
                <text:p>74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4">
                <text:p>74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4">
                <text:p>74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4">
                <text:p>74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4">
                <text:p>74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">
                <text:p>74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">
                <text:p>74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">
                <text:p>74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">
                <text:p>74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4">
                <text:p>74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4">
                <text:p>74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4">
                <text:p>74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4">
                <text:p>74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4">
                <text:p>74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4">
                <text:p>74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4">
                <text:p>74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4">
                <text:p>74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4">
                <text:p>74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4">
                <text:p>74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4">
                <text:p>74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4">
                <text:p>74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4">
                <text:p>74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4">
                <text:p>74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4">
                <text:p>74</text:p>
              </table:table-cell>
              <table:table-cell office:value-type="float" office:value="3402">
                <text:p>34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4">
                <text:p>74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">
                <text:p>74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4">
                <text:p>74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4">
                <text:p>74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4">
                <text:p>74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4">
                <text:p>74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4">
                <text:p>74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4">
                <text:p>74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">
                <text:p>74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4">
                <text:p>74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4">
                <text:p>74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4">
                <text:p>74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4">
                <text:p>74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4">
                <text:p>74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4">
                <text:p>74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4">
                <text:p>74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">
                <text:p>74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4">
                <text:p>74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4">
                <text:p>74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4">
                <text:p>74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4">
                <text:p>74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4">
                <text:p>74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">
                <text:p>74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4">
                <text:p>74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4">
                <text:p>74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4">
                <text:p>74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4">
                <text:p>74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4">
                <text:p>74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4">
                <text:p>74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4">
                <text:p>74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4">
                <text:p>74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4">
                <text:p>74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4">
                <text:p>74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">
                <text:p>74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4">
                <text:p>74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4">
                <text:p>74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4">
                <text:p>74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4">
                <text:p>74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4">
                <text:p>74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4">
                <text:p>74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4">
                <text:p>74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4">
                <text:p>74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4">
                <text:p>74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4">
                <text:p>74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4">
                <text:p>74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9">
                <text:p>79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9">
                <text:p>79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9">
                <text:p>79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9">
                <text:p>79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9">
                <text:p>79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9">
                <text:p>79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">
                <text:p>79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9">
                <text:p>79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9">
                <text:p>79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9">
                <text:p>79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9">
                <text:p>79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9">
                <text:p>79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9">
                <text:p>79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9">
                <text:p>79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9">
                <text:p>79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9">
                <text:p>79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9">
                <text:p>79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9">
                <text:p>79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9">
                <text:p>79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9">
                <text:p>79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9">
                <text:p>79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">
                <text:p>79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9">
                <text:p>79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9">
                <text:p>79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9">
                <text:p>79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9">
                <text:p>79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9">
                <text:p>79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9">
                <text:p>79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9">
                <text:p>79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9">
                <text:p>79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9">
                <text:p>79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9">
                <text:p>79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9">
                <text:p>79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9">
                <text:p>79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9">
                <text:p>79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9">
                <text:p>79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">
                <text:p>79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">
                <text:p>79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9">
                <text:p>79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9">
                <text:p>79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9">
                <text:p>79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9">
                <text:p>79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9">
                <text:p>79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9">
                <text:p>79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9">
                <text:p>79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9">
                <text:p>79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9">
                <text:p>79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9">
                <text:p>79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">
                <text:p>79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9">
                <text:p>79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9">
                <text:p>79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9">
                <text:p>79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9">
                <text:p>79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9">
                <text:p>79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9">
                <text:p>79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9">
                <text:p>79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9">
                <text:p>79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9">
                <text:p>79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9">
                <text:p>79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9">
                <text:p>79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9">
                <text:p>79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9">
                <text:p>79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9">
                <text:p>79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9">
                <text:p>79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9">
                <text:p>79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9">
                <text:p>79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9">
                <text:p>79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9">
                <text:p>79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9">
                <text:p>79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9">
                <text:p>79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9">
                <text:p>79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9">
                <text:p>79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9">
                <text:p>79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9">
                <text:p>79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9">
                <text:p>79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9">
                <text:p>79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9">
                <text:p>79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5">
                <text:p>85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5">
                <text:p>85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5">
                <text:p>8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5">
                <text:p>85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5">
                <text:p>85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5">
                <text:p>85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5">
                <text:p>85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5">
                <text:p>8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5">
                <text:p>8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5">
                <text:p>8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">
                <text:p>8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5">
                <text:p>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5">
                <text:p>85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">
                <text:p>85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5">
                <text:p>85</text:p>
              </table:table-cell>
              <table:table-cell office:value-type="float" office:value="3658">
                <text:p>36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">
                <text:p>85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5">
                <text:p>85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">
                <text:p>85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">
                <text:p>85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1">
                <text:p>101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1">
                <text:p>101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1">
                <text:p>101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1">
                <text:p>101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1">
                <text:p>101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1">
                <text:p>101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1">
                <text:p>101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1">
                <text:p>101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1">
                <text:p>101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1">
                <text:p>101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1">
                <text:p>101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1">
                <text:p>101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1">
                <text:p>101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1">
                <text:p>101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1">
                <text:p>10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1">
                <text:p>101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1">
                <text:p>101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1">
                <text:p>101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1">
                <text:p>10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1">
                <text:p>101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1">
                <text:p>101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1">
                <text:p>10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1">
                <text:p>101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1">
                <text:p>10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1">
                <text:p>10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1">
                <text:p>10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1">
                <text:p>10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1">
                <text:p>10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1">
                <text:p>1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1">
                <text:p>10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1">
                <text:p>10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1">
                <text:p>101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1">
                <text:p>101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1">
                <text:p>101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">
                <text:p>10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1">
                <text:p>10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1">
                <text:p>101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1">
                <text:p>10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1">
                <text:p>10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1">
                <text:p>10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1">
                <text:p>101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1">
                <text:p>101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1">
                <text:p>10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">
                <text:p>101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1">
                <text:p>10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1">
                <text:p>10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1">
                <text:p>101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1">
                <text:p>10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1">
                <text:p>101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1">
                <text:p>10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1">
                <text:p>101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1">
                <text:p>10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1">
                <text:p>10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1">
                <text:p>10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1">
                <text:p>101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1">
                <text:p>101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1">
                <text:p>101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1">
                <text:p>101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1">
                <text:p>10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1">
                <text:p>101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1">
                <text:p>101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1">
                <text:p>10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1">
                <text:p>101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1">
                <text:p>10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1">
                <text:p>101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1">
                <text:p>101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1">
                <text:p>101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1">
                <text:p>101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1">
                <text:p>101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1">
                <text:p>101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1">
                <text:p>10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1">
                <text:p>10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1">
                <text:p>101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1">
                <text:p>101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1">
                <text:p>101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1">
                <text:p>10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1">
                <text:p>101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5">
                <text:p>105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5">
                <text:p>105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5">
                <text:p>105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5">
                <text:p>105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5">
                <text:p>10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5">
                <text:p>105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5">
                <text:p>105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5">
                <text:p>105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5">
                <text:p>105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5">
                <text:p>10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5">
                <text:p>105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5">
                <text:p>105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5">
                <text:p>105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5">
                <text:p>105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5">
                <text:p>105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5">
                <text:p>105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5">
                <text:p>105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5">
                <text:p>105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5">
                <text:p>105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5">
                <text:p>105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5">
                <text:p>105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5">
                <text:p>105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5">
                <text:p>105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5">
                <text:p>105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5">
                <text:p>105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5">
                <text:p>105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5">
                <text:p>105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5">
                <text:p>105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5">
                <text:p>105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5">
                <text:p>105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5">
                <text:p>105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5">
                <text:p>105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5">
                <text:p>105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5">
                <text:p>105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5">
                <text:p>105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5">
                <text:p>105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5">
                <text:p>105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5">
                <text:p>105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5">
                <text:p>105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5">
                <text:p>105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5">
                <text:p>105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5">
                <text:p>105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5">
                <text:p>105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5">
                <text:p>105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5">
                <text:p>105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5">
                <text:p>105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5">
                <text:p>105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5">
                <text:p>105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5">
                <text:p>105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5">
                <text:p>105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5">
                <text:p>105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5">
                <text:p>105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5">
                <text:p>105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5">
                <text:p>105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5">
                <text:p>105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5">
                <text:p>105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5">
                <text:p>105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5">
                <text:p>105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5">
                <text:p>105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5">
                <text:p>105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5">
                <text:p>105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5">
                <text:p>105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5">
                <text:p>105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5">
                <text:p>105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5">
                <text:p>105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5">
                <text:p>105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5">
                <text:p>105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5">
                <text:p>105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5">
                <text:p>105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5">
                <text:p>10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5">
                <text:p>105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5">
                <text:p>10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5">
                <text:p>105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5">
                <text:p>105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5">
                <text:p>105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5">
                <text:p>105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5">
                <text:p>105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1">
                <text:p>11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1">
                <text:p>11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1">
                <text:p>11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1">
                <text:p>11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1">
                <text:p>11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1">
                <text:p>11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1">
                <text:p>11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1">
                <text:p>11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1">
                <text:p>11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1">
                <text:p>11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1">
                <text:p>11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1">
                <text:p>11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1">
                <text:p>11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1">
                <text:p>11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1">
                <text:p>11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1">
                <text:p>111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1">
                <text:p>111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1">
                <text:p>111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1">
                <text:p>111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1">
                <text:p>111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1">
                <text:p>111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1">
                <text:p>111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1">
                <text:p>111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1">
                <text:p>111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1">
                <text:p>111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1">
                <text:p>111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1">
                <text:p>111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1">
                <text:p>111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1">
                <text:p>111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1">
                <text:p>111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1">
                <text:p>111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1">
                <text:p>111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1">
                <text:p>111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1">
                <text:p>111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1">
                <text:p>111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1">
                <text:p>111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1">
                <text:p>111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1">
                <text:p>111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1">
                <text:p>111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1">
                <text:p>111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1">
                <text:p>111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1">
                <text:p>111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1">
                <text:p>111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1">
                <text:p>111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1">
                <text:p>111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1">
                <text:p>111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1">
                <text:p>111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1">
                <text:p>111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1">
                <text:p>111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1">
                <text:p>111</text:p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11">
                <text:p>111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1">
                <text:p>111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1">
                <text:p>111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1">
                <text:p>111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1">
                <text:p>111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1">
                <text:p>111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11">
                <text:p>111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1">
                <text:p>111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1">
                <text:p>111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1">
                <text:p>111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1">
                <text:p>11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1">
                <text:p>111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1">
                <text:p>111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1">
                <text:p>111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1">
                <text:p>111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1">
                <text:p>111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1">
                <text:p>111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1">
                <text:p>111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1">
                <text:p>111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1">
                <text:p>111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1">
                <text:p>111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1">
                <text:p>111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1">
                <text:p>111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1">
                <text:p>111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1">
                <text:p>111</text:p>
              </table:table-cell>
              <table:table-cell office:value-type="float" office:value="4026">
                <text:p>402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1">
                <text:p>111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1">
                <text:p>111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2">
                <text:p>122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22">
                <text:p>122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22">
                <text:p>122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22">
                <text:p>122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22">
                <text:p>122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22">
                <text:p>122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22">
                <text:p>122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22">
                <text:p>122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22">
                <text:p>122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22">
                <text:p>122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22">
                <text:p>122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22">
                <text:p>122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22">
                <text:p>122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22">
                <text:p>122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22">
                <text:p>122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22">
                <text:p>122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22">
                <text:p>122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22">
                <text:p>122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22">
                <text:p>122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22">
                <text:p>122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22">
                <text:p>122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22">
                <text:p>122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22">
                <text:p>122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22">
                <text:p>122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2">
                <text:p>122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22">
                <text:p>122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22">
                <text:p>122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22">
                <text:p>122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22">
                <text:p>122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22">
                <text:p>122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22">
                <text:p>122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22">
                <text:p>122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22">
                <text:p>122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22">
                <text:p>122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22">
                <text:p>122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22">
                <text:p>122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22">
                <text:p>122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22">
                <text:p>122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22">
                <text:p>122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22">
                <text:p>122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22">
                <text:p>122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22">
                <text:p>122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22">
                <text:p>122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22">
                <text:p>122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22">
                <text:p>122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22">
                <text:p>122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22">
                <text:p>122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22">
                <text:p>122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22">
                <text:p>122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22">
                <text:p>122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22">
                <text:p>122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22">
                <text:p>122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22">
                <text:p>122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22">
                <text:p>122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22">
                <text:p>122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22">
                <text:p>122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22">
                <text:p>122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22">
                <text:p>122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22">
                <text:p>122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22">
                <text:p>122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22">
                <text:p>122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22">
                <text:p>122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22">
                <text:p>122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22">
                <text:p>122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22">
                <text:p>122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22">
                <text:p>122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22">
                <text:p>122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22">
                <text:p>122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22">
                <text:p>122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22">
                <text:p>122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22">
                <text:p>122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22">
                <text:p>122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22">
                <text:p>122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22">
                <text:p>122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22">
                <text:p>122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22">
                <text:p>122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22">
                <text:p>122</text:p>
              </table:table-cell>
              <table:table-cell office:value-type="float" office:value="3020">
                <text:p>30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